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7.5313in" fo:margin-left="0.2201in" fo:margin-right="0.2486in" table:align="margins" style:writing-mode="lr-tb"/>
    </style:style>
    <style:style style:name="Table1.A" style:family="table-column">
      <style:table-column-properties style:column-width="1.8333in" style:rel-column-width="15953*"/>
    </style:style>
    <style:style style:name="Table1.B" style:family="table-column">
      <style:table-column-properties style:column-width="3.8146in" style:rel-column-width="33193*"/>
    </style:style>
    <style:style style:name="Table1.C" style:family="table-column">
      <style:table-column-properties style:column-width="1.8833in" style:rel-column-width="16389*"/>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B1" style:family="table-cell">
      <style:table-cell-properties style:vertical-align="top" fo:padding="0in" fo:border-left="0.0139in solid #000000" fo:border-right="none" fo:border-top="0.0139in solid #000000" fo:border-bottom="0.0139in solid #000000" style:writing-mode="lr-tb"/>
    </style:style>
    <style:style style:name="Table1.C1" style:family="table-cell">
      <style:table-cell-properties style:vertical-align="top" fo:padding="0in" fo:border="0.0139in solid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B2" style:family="table-cell">
      <style:table-cell-properties style:vertical-align="top" fo:padding="0in" fo:border-left="0.0139in solid #000000" fo:border-right="none" fo:border-top="none" fo:border-bottom="0.0139in solid #000000" style:writing-mode="lr-tb"/>
    </style:style>
    <style:style style:name="Table1.C2" style:family="table-cell">
      <style:table-cell-properties style:vertical-align="top" fo:padding="0in" fo:border-left="0.0139in solid #000000" fo:border-right="0.0139in solid #000000" fo:border-top="none" fo:border-bottom="0.0139in solid #000000" style:writing-mode="lr-tb"/>
    </style:style>
    <style:style style:name="Table1.26" style:family="table-row">
      <style:table-row-properties style:min-row-height="2.8347in"/>
    </style:style>
    <style:style style:name="Table1.A26.1" style:family="table-row">
      <style:table-row-properties style:min-row-height="0.9444in"/>
    </style:style>
    <style:style style:name="Table1.A26.2" style:family="table-row">
      <style:table-row-properties style:min-row-height="0.0472in"/>
    </style:style>
    <style:style style:name="Table1.C26.1" style:family="table-row">
      <style:table-row-properties style:min-row-height="1.6056in"/>
    </style:style>
    <style:style style:name="Table1.C26.2" style:family="table-row">
      <style:table-row-properties style:min-row-height="0.1354in"/>
    </style:style>
    <style:style style:name="Table1.C26.3" style:family="table-row">
      <style:table-row-properties style:min-row-height="0.1319in"/>
    </style:style>
    <style:style style:name="Table1.27" style:family="table-row">
      <style:table-row-properties style:min-row-height="0.0521in"/>
    </style:style>
    <style:style style:name="Table1.28" style:family="table-row">
      <style:table-row-properties style:min-row-height="0.4326in"/>
    </style:style>
    <style:style style:name="Table2" style:family="table" style:master-page-name="">
      <style:table-properties style:width="7.2396in" fo:margin-left="0.2396in" fo:margin-right="0.5208in" style:page-number="0" table:align="margins" style:writing-mode="lr-tb"/>
    </style:style>
    <style:style style:name="Table2.A" style:family="table-column">
      <style:table-column-properties style:column-width="7.2396in" style:rel-column-width="10425*"/>
    </style:style>
    <style:style style:name="Table2.A1" style:family="table-cell">
      <style:table-cell-properties style:vertical-align="top" fo:padding-left="0.075in" fo:padding-right="0.075in" fo:padding-top="0in" fo:padding-bottom="0in" fo:border="0.0139in solid #000000" style:writing-mode="lr-tb"/>
    </style:style>
    <style:style style:name="Table2.A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Standard">
      <style:paragraph-properties fo:margin-top="0in" fo:margin-bottom="0.1945in" style:snap-to-layout-grid="false"/>
      <style:text-properties fo:font-size="11pt" style:font-size-asian="11pt" style:font-size-complex="11pt"/>
    </style:style>
    <style:style style:name="P2" style:family="paragraph" style:parent-style-name="Standard">
      <style:paragraph-properties fo:margin-left="0.5in" fo:margin-right="0in" fo:text-indent="0in" style:auto-text-indent="false" style:text-autospace="none"/>
      <style:text-properties style:font-name="Courier New" fo:font-size="10pt" style:font-size-asian="10pt" style:font-name-complex="Courier New" style:font-size-complex="10pt"/>
    </style:style>
    <style:style style:name="P3" style:family="paragraph" style:parent-style-name="Standard">
      <style:paragraph-properties fo:margin-left="0.5in" fo:margin-right="0in" fo:text-indent="0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4" style:family="paragraph" style:parent-style-name="Standard">
      <style:paragraph-properties fo:margin-left="0.5in" fo:margin-right="0in" fo:text-indent="0in" style:auto-text-indent="false" style:text-autospace="none"/>
      <style:text-properties style:font-name="Courier New1" fo:font-size="10pt" fo:font-weight="bold" style:font-size-asian="10pt" style:font-weight-asian="bold" style:font-name-complex="Courier New" style:font-size-complex="10pt" style:font-weight-complex="bold"/>
    </style:style>
    <style:style style:name="P5" style:family="paragraph" style:parent-style-name="Text_20_body">
      <style:paragraph-properties fo:margin-left="0.5in" fo:margin-right="0in" fo:margin-top="0in" fo:margin-bottom="0in" fo:text-indent="0in" style:auto-text-indent="false" style:text-autospace="none"/>
      <style:text-properties style:use-window-font-color="true" style:font-name="Courier New1" fo:font-size="10pt" fo:font-weight="bold" style:font-size-asian="10pt" style:font-weight-asian="bold" style:font-name-complex="Courier New" style:font-size-complex="10pt" style:font-weight-complex="bold"/>
    </style:style>
    <style:style style:name="P6" style:family="paragraph" style:parent-style-name="Normal_20__28_Web_29_">
      <style:paragraph-properties fo:text-align="justify" style:justify-single-word="false"/>
    </style:style>
    <style:style style:name="P7" style:family="paragraph" style:parent-style-name="Normal_20__28_Web_29_">
      <style:paragraph-properties fo:text-align="center" style:justify-single-word="false"/>
    </style:style>
    <style:style style:name="P8" style:family="paragraph" style:parent-style-name="Normal_20__28_Web_29_">
      <style:text-properties fo:font-size="11pt" style:font-size-asian="11pt" style:font-size-complex="11pt"/>
    </style:style>
    <style:style style:name="P9" style:family="paragraph" style:parent-style-name="Heading_20_3">
      <style:paragraph-properties fo:break-before="page"/>
    </style:style>
    <style:style style:name="P10" style:family="paragraph" style:parent-style-name="Standard">
      <style:paragraph-properties fo:margin-left="0in" fo:margin-right="0in" fo:text-align="justify" style:justify-single-word="false" fo:text-indent="0in" style:auto-text-indent="false" style:text-autospace="none"/>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Courier New1" fo:font-size="8pt" style:font-name-asian="Courier New1" style:font-size-asian="8pt" style:font-name-complex="Courier New1" style:font-size-complex="8pt"/>
    </style:style>
    <style:style style:name="P12" style:family="paragraph" style:parent-style-name="Standard">
      <style:paragraph-properties fo:margin-left="0in" fo:margin-right="0in" fo:text-align="justify" style:justify-single-word="false" fo:text-indent="0in" style:auto-text-indent="false" style:text-autospace="none"/>
      <style:text-properties style:font-name="Times New Roman" fo:font-size="12pt" style:font-name-asian="Courier New1" style:font-size-asian="12pt" style:font-name-complex="Courier New1" style:font-size-complex="12pt"/>
    </style:style>
    <style:style style:name="P13" style:family="paragraph" style:parent-style-name="Standard">
      <style:paragraph-properties fo:margin-left="0in" fo:margin-right="0in" fo:text-align="start" style:justify-single-word="false" fo:text-indent="0in" style:auto-text-indent="false" style:text-autospace="none"/>
      <style:text-properties style:font-name="Times New Roman" fo:font-size="11pt" style:font-name-asian="Courier New1" style:font-size-asian="11pt" style:font-name-complex="Courier New1" style:font-size-complex="11pt"/>
    </style:style>
    <style:style style:name="P14" style:family="paragraph" style:parent-style-name="Normal_20__28_Web_29_">
      <style:paragraph-properties fo:margin-left="0in" fo:margin-right="0in" fo:margin-top="0.0201in" fo:margin-bottom="0.0201in" fo:text-indent="0in" style:auto-text-indent="false"/>
    </style:style>
    <style:style style:name="P15" style:family="paragraph" style:parent-style-name="Normal_20__28_Web_29_">
      <style:paragraph-properties fo:margin-left="0in" fo:margin-right="0in" fo:margin-top="0.0201in" fo:margin-bottom="0.0201in" fo:text-indent="0in" style:auto-text-indent="false" style:snap-to-layout-grid="false"/>
      <style:text-properties fo:font-size="11pt" fo:font-weight="bold" style:font-size-asian="11pt" style:font-weight-asian="bold" style:font-size-complex="11pt" style:font-weight-complex="bold"/>
    </style:style>
    <style:style style:name="P16" style:family="paragraph" style:parent-style-name="Normal_20__28_Web_29_">
      <style:paragraph-properties fo:margin-left="0in" fo:margin-right="0in" fo:margin-top="0.0201in" fo:margin-bottom="0.0201in" fo:text-indent="0in" style:auto-text-indent="false"/>
      <style:text-properties fo:font-size="11pt" style:font-size-asian="11pt" style:font-size-complex="11pt"/>
    </style:style>
    <style:style style:name="P17" style:family="paragraph" style:parent-style-name="Normal_20__28_Web_29_">
      <style:paragraph-properties fo:margin-left="0in" fo:margin-right="0in" fo:margin-top="0.0201in" fo:margin-bottom="0.0201in" fo:text-indent="0in" style:auto-text-indent="false" style:snap-to-layout-grid="false"/>
      <style:text-properties fo:font-size="11pt" style:font-size-asian="11pt" style:font-size-complex="11pt"/>
    </style:style>
    <style:style style:name="P18" style:family="paragraph" style:parent-style-name="Normal_20__28_Web_29_">
      <style:paragraph-properties fo:margin-left="0in" fo:margin-right="0in" fo:margin-top="0.0201in" fo:margin-bottom="0.0201in" fo:text-indent="0in" style:auto-text-indent="false"/>
      <style:text-properties fo:font-size="11pt" style:font-size-asian="11pt" style:font-name-complex="Courier New" style:font-size-complex="11pt"/>
    </style:style>
    <style:style style:name="P19" style:family="paragraph" style:parent-style-name="Normal_20__28_Web_29_">
      <style:paragraph-properties fo:margin-left="0in" fo:margin-right="0in" fo:margin-top="0.0201in" fo:margin-bottom="0.0201in" fo:text-indent="0in" style:auto-text-indent="false" style:snap-to-layout-grid="false"/>
    </style:style>
    <style:style style:name="P20" style:family="paragraph" style:parent-style-name="Normal_20__28_Web_29_">
      <style:paragraph-properties fo:margin-left="0in" fo:margin-right="0in" fo:margin-top="0.0201in" fo:margin-bottom="0.0201in" fo:text-indent="0in" style:auto-text-indent="false" style:snap-to-layout-grid="false"/>
      <style:text-properties style:font-name="Times New Roman" fo:font-size="11pt" fo:font-weight="bold" style:font-size-asian="11pt" style:font-weight-asian="bold" style:font-size-complex="11pt" style:font-weight-complex="bold"/>
    </style:style>
    <style:style style:name="P21" style:family="paragraph" style:parent-style-name="Normal_20__28_Web_29_">
      <style:paragraph-properties fo:margin-left="0in" fo:margin-right="0in" fo:margin-top="0.0201in" fo:margin-bottom="0.0201in" fo:text-indent="0in" style:auto-text-indent="false" style:snap-to-layout-grid="false"/>
      <style:text-properties style:font-name="Times New Roman" fo:font-size="11pt" style:font-size-asian="11pt" style:font-size-complex="11pt"/>
    </style:style>
    <style:style style:name="P22" style:family="paragraph" style:parent-style-name="Standard">
      <style:paragraph-properties fo:margin-left="0in" fo:margin-right="0in" fo:margin-top="0.0201in" fo:margin-bottom="0.0201in" fo:text-indent="0in" style:auto-text-indent="false" style:snap-to-layout-grid="false"/>
    </style:style>
    <style:style style:name="P23" style:family="paragraph" style:parent-style-name="Standard">
      <style:paragraph-properties fo:margin-top="0in" fo:margin-bottom="0in" fo:text-align="start" style:justify-single-word="false" style:snap-to-layout-grid="false"/>
      <style:text-properties style:font-name="Times New Roman" fo:font-size="11pt" style:font-name-asian="Courier New1" style:font-size-asian="11pt" style:font-name-complex="Courier New1" style:font-size-complex="11pt"/>
    </style:style>
    <style:style style:name="P24" style:family="paragraph" style:parent-style-name="Normal_20__28_Web_29_">
      <style:paragraph-properties fo:margin-top="0in" fo:margin-bottom="0in"/>
    </style:style>
    <style:style style:name="P25" style:family="paragraph" style:parent-style-name="Normal_20__28_Web_29_">
      <style:paragraph-properties fo:margin-top="0in" fo:margin-bottom="0in"/>
      <style:text-properties fo:font-size="11pt" style:font-size-asian="11pt" style:font-size-complex="11pt"/>
    </style:style>
    <style:style style:name="P26" style:family="paragraph" style:parent-style-name="Normal_20__28_Web_29_">
      <style:paragraph-properties fo:margin-top="0in" fo:margin-bottom="0in" fo:text-align="center" style:justify-single-word="false"/>
      <style:text-properties fo:font-size="11pt" style:font-size-asian="11pt" style:font-size-complex="11pt"/>
    </style:style>
    <style:style style:name="P27" style:family="paragraph" style:parent-style-name="Normal_20__28_Web_29_">
      <style:paragraph-properties fo:margin-top="0in" fo:margin-bottom="0in" style:snap-to-layout-grid="false"/>
      <style:text-properties fo:font-size="11pt" style:font-size-asian="11pt" style:font-size-complex="11pt"/>
    </style:style>
    <style:style style:name="P28" style:family="paragraph" style:parent-style-name="Normal_20__28_Web_29_">
      <style:paragraph-properties fo:margin-top="0in" fo:margin-bottom="0in"/>
      <style:text-properties fo:font-size="11pt" fo:font-weight="bold" style:font-size-asian="11pt" style:font-weight-asian="bold" style:font-size-complex="11pt" style:font-weight-complex="bold"/>
    </style:style>
    <style:style style:name="P29" style:family="paragraph" style:parent-style-name="Normal_20__28_Web_29_">
      <style:paragraph-properties fo:margin-top="0in" fo:margin-bottom="0in"/>
      <style:text-properties fo:font-size="11pt" fo:font-weight="normal" style:font-size-asian="11pt" style:font-weight-asian="normal" style:font-size-complex="11pt" style:font-weight-complex="normal"/>
    </style:style>
    <style:style style:name="P30" style:family="paragraph" style:parent-style-name="Normal_20__28_Web_29_">
      <style:paragraph-properties fo:margin-top="0in" fo:margin-bottom="0in" fo:line-height="100%"/>
      <style:text-properties fo:font-size="11pt" fo:language="fr" fo:country="FR" style:font-size-asian="11pt" style:font-size-complex="11pt"/>
    </style:style>
    <style:style style:name="P31" style:family="paragraph" style:parent-style-name="Normal_20__28_Web_29_">
      <style:paragraph-properties fo:margin-top="0in" fo:margin-bottom="0in"/>
      <style:text-properties style:font-name="Times New Roman" fo:font-size="11pt" style:font-size-asian="11pt" style:font-size-complex="11pt"/>
    </style:style>
    <style:style style:name="P32" style:family="paragraph" style:parent-style-name="Normal_20__28_Web_29_">
      <style:paragraph-properties fo:margin-top="0in" fo:margin-bottom="0in"/>
      <style:text-properties style:font-name="Courier New1" fo:font-size="10pt" style:font-size-asian="10pt" style:font-size-complex="10pt"/>
    </style:style>
    <style:style style:name="P33" style:family="paragraph" style:parent-style-name="Normal_20__28_Web_29_">
      <style:paragraph-properties fo:margin-top="0in" fo:margin-bottom="0in" fo:text-align="start" style:justify-single-word="false"/>
      <style:text-properties style:font-name="Courier New1" fo:font-size="10pt" style:font-size-asian="10pt" style:font-size-complex="10pt"/>
    </style:style>
    <style:style style:name="P34" style:family="paragraph" style:parent-style-name="Heading_20_3">
      <style:paragraph-properties fo:margin-top="0in" fo:margin-bottom="0in"/>
    </style:style>
    <style:style style:name="P35" style:family="paragraph" style:parent-style-name="Text_20_body">
      <style:paragraph-properties fo:margin-top="0in" fo:margin-bottom="0in"/>
    </style:style>
    <style:style style:name="P36" style:family="paragraph" style:parent-style-name="Text_20_body">
      <style:paragraph-properties fo:margin-top="0in" fo:margin-bottom="0in"/>
      <style:text-properties fo:font-size="11pt" style:font-size-asian="11pt" style:font-size-complex="11pt"/>
    </style:style>
    <style:style style:name="P37" style:family="paragraph" style:parent-style-name="Text_20_body">
      <style:paragraph-properties fo:margin-top="0in" fo:margin-bottom="0in"/>
      <style:text-properties fo:font-size="11pt" fo:font-weight="bold" style:font-size-asian="11pt" style:font-weight-asian="bold" style:font-size-complex="11pt" style:font-weight-complex="bold"/>
    </style:style>
    <style:style style:name="P38" style:family="paragraph" style:parent-style-name="Text_20_body">
      <style:paragraph-properties fo:margin-top="0in" fo:margin-bottom="0in"/>
      <style:text-properties fo:font-size="11pt" fo:font-style="normal" style:font-size-asian="11pt" style:font-style-asian="normal" style:font-size-complex="11pt" style:font-style-complex="normal"/>
    </style:style>
    <style:style style:name="P39" style:family="paragraph" style:parent-style-name="Text_20_body">
      <style:paragraph-properties fo:margin-top="0in" fo:margin-bottom="0in"/>
      <style:text-properties fo:font-size="10.5pt" fo:font-style="italic" style:font-size-asian="10.5pt" style:font-style-asian="italic" style:font-size-complex="10.5pt" style:font-style-complex="italic"/>
    </style:style>
    <style:style style:name="P40" style:family="paragraph" style:parent-style-name="Text_20_body">
      <style:paragraph-properties fo:margin-top="0in" fo:margin-bottom="0in"/>
      <style:text-properties fo:font-size="10pt" style:font-size-asian="10pt" style:font-size-complex="10pt"/>
    </style:style>
    <style:style style:name="P41" style:family="paragraph" style:parent-style-name="Heading_20_2">
      <style:paragraph-properties fo:margin-top="0in" fo:margin-bottom="0in"/>
      <style:text-properties fo:font-size="11pt" style:font-size-asian="11pt" style:font-size-complex="11pt"/>
    </style:style>
    <style:style style:name="P42" style:family="paragraph" style:parent-style-name="Heading_20_2">
      <style:paragraph-properties fo:margin-top="0in" fo:margin-bottom="0in"/>
      <style:text-properties fo:font-size="11pt" fo:font-weight="bold" style:font-size-asian="11pt" style:font-weight-asian="bold" style:font-size-complex="11pt" style:font-weight-complex="bold"/>
    </style:style>
    <style:style style:name="P43" style:family="paragraph" style:parent-style-name="Normal_20__28_Web_29_">
      <style:paragraph-properties fo:margin-top="0in" fo:margin-bottom="0.1902in"/>
    </style:style>
    <style:style style:name="P44" style:family="paragraph" style:parent-style-name="Normal_20__28_Web_29_">
      <style:paragraph-properties fo:margin-top="0in" fo:margin-bottom="0.1902in"/>
      <style:text-properties style:font-name="Times New Roman" fo:font-size="11pt" style:font-size-asian="11pt" style:font-size-complex="11pt"/>
    </style:style>
    <style:style style:name="P45" style:family="paragraph" style:parent-style-name="Standard">
      <style:paragraph-properties fo:margin-top="0in" fo:margin-bottom="0.1902in"/>
      <style:text-properties style:font-name="Times New Roman" fo:font-size="11pt" style:font-name-asian="Courier New1" style:font-size-asian="11pt" style:font-name-complex="Courier New1" style:font-size-complex="11pt"/>
    </style:style>
    <style:style style:name="P46" style:family="paragraph" style:parent-style-name="Normal_20__28_Web_29_">
      <style:paragraph-properties fo:margin-top="0.0201in" fo:margin-bottom="0.0201in"/>
    </style:style>
    <style:style style:name="P47" style:family="paragraph" style:parent-style-name="Standard">
      <style:paragraph-properties fo:margin-top="0.1945in" fo:margin-bottom="0.1945in"/>
    </style:style>
    <style:style style:name="P48" style:family="paragraph" style:parent-style-name="Standard">
      <style:text-properties fo:font-size="11pt" style:font-size-asian="11pt" style:font-size-complex="11pt"/>
    </style:style>
    <style:style style:name="P49" style:family="paragraph" style:parent-style-name="Text_20_body">
      <style:text-properties fo:font-size="11pt" style:font-size-asian="11pt" style:font-size-complex="11pt"/>
    </style:style>
    <style:style style:name="P50" style:family="paragraph" style:parent-style-name="Heading_20_2" style:master-page-name="Standard">
      <style:paragraph-properties fo:margin-top="0in" fo:margin-bottom="0.1945in" style:page-number="auto"/>
    </style:style>
    <style:style style:name="P51" style:family="paragraph" style:parent-style-name="Normal_20__28_Web_29_" style:list-style-name="L5">
      <style:paragraph-properties fo:margin-top="0in" fo:margin-bottom="0in"/>
      <style:text-properties fo:font-size="11pt" style:font-size-asian="11pt" style:font-size-complex="11pt"/>
    </style:style>
    <style:style style:name="P52" style:family="paragraph" style:parent-style-name="Standard" style:list-style-name="WW8Num7">
      <style:text-properties fo:font-size="11pt" style:font-size-asian="11pt" style:font-size-complex="11pt"/>
    </style:style>
    <style:style style:name="P53" style:family="paragraph" style:parent-style-name="Standard" style:list-style-name="WW8Num7">
      <style:paragraph-properties fo:margin-top="0in" fo:margin-bottom="0.1665in"/>
      <style:text-properties fo:font-size="11pt" style:font-size-asian="11pt" style:font-size-complex="11pt"/>
    </style:style>
    <style:style style:name="P54" style:family="paragraph" style:parent-style-name="Standard">
      <style:paragraph-properties fo:margin-left="0in" fo:margin-right="0in" fo:text-align="start" style:justify-single-word="false" fo:text-indent="0in" style:auto-text-indent="false" style:text-autospace="none"/>
      <style:text-properties style:font-name="Times New Roman" fo:font-size="11pt" style:font-name-asian="Courier New1" style:font-size-asian="11pt" style:font-name-complex="Courier New1" style:font-size-complex="11pt"/>
    </style:style>
    <style:style style:name="P55" style:family="paragraph" style:parent-style-name="Text_20_body" style:list-style-name="L1">
      <style:text-properties fo:font-size="11pt" style:font-size-asian="11pt" style:font-size-complex="11pt"/>
    </style:style>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1">
      <style:paragraph-properties fo:margin-top="0in" fo:margin-bottom="0in"/>
      <style:text-properties fo:font-size="11pt" style:font-size-asian="11pt" style:font-size-complex="11pt"/>
    </style:style>
    <style:style style:name="P60" style:family="paragraph" style:parent-style-name="Text_20_body" style:list-style-name="L2">
      <style:paragraph-properties fo:margin-top="0in" fo:margin-bottom="0in"/>
    </style:style>
    <style:style style:name="P61" style:family="paragraph" style:parent-style-name="Text_20_body" style:list-style-name="L4">
      <style:paragraph-properties fo:margin-top="0in" fo:margin-bottom="0in"/>
    </style:style>
    <style:style style:name="T1" style:family="text">
      <style:text-properties style:text-position="super 58%"/>
    </style:style>
    <style:style style:name="T2" style:family="text">
      <style:text-properties style:text-position="super 58%" fo:font-size="11pt" style:font-size-asian="11pt" style:font-size-complex="11pt"/>
    </style:style>
    <style:style style:name="T3" style:family="text">
      <style:text-properties style:font-name="Courier New1" fo:font-size="11pt" style:font-size-asian="11pt" style:font-size-complex="11pt"/>
    </style:style>
    <style:style style:name="T4" style:family="text">
      <style:text-properties style:font-name="Times New Roman" fo:font-size="12pt" style:font-name-asian="Courier New1" style:font-size-asian="12pt" style:font-name-complex="Courier New1" style:font-size-complex="12pt"/>
    </style:style>
    <style:style style:name="T5" style:family="text">
      <style:text-properties style:font-name="Times New Roman" fo:font-size="11pt" style:font-size-asian="11pt" style:font-size-complex="11pt"/>
    </style:style>
    <style:style style:name="T6" style:family="text">
      <style:text-properties fo:color="#000000" style:font-name="Times New Roman1" fo:font-size="11pt"/>
    </style:style>
    <style:style style:name="T7" style:family="text">
      <style:text-properties fo:color="#000000" style:font-name="Times New Roman" fo:font-size="11pt" style:text-underline-style="none" style:font-name-asian="Courier New1" style:font-size-asian="11pt" style:font-name-complex="Courier New1" style:font-size-complex="11pt"/>
    </style:style>
    <style:style style:name="T8" style:family="text">
      <style:text-properties fo:font-weight="bold" style:font-weight-asian="bold" style:font-weight-complex="bold"/>
    </style:style>
    <style:style style:name="T9" style:family="text">
      <style:text-properties fo:font-size="11pt" style:font-size-asian="11pt" style:font-size-complex="11pt"/>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11pt" fo:font-weight="bold" style:font-size-asian="11pt" style:font-weight-asian="bold" style:font-size-complex="11pt" style:font-weight-complex="bold"/>
    </style:style>
    <style:style style:name="T12" style:family="text">
      <style:text-properties style:font-name="Times New Roman1"/>
    </style:style>
    <style:style style:name="T13" style:family="text">
      <style:text-properties style:font-name="Times New Roman1" fo:font-size="11pt" style:font-size-asian="11pt" style:font-size-complex="11pt"/>
    </style:style>
    <style:style style:name="T14" style:family="text">
      <style:text-properties fo:color="#800080" fo:font-size="11pt" style:font-size-asian="11pt" style:font-size-complex="11pt"/>
    </style:style>
    <style:style style:name="T15" style:family="text">
      <style:text-properties fo:color="#800080" fo:font-size="11pt" style:text-underline-style="solid" style:text-underline-width="auto" style:text-underline-color="font-color" style:font-size-asian="11pt" style:font-size-complex="11pt"/>
    </style:style>
    <style:style style:name="T16" style:family="text">
      <style:text-properties fo:color="#800080" fo:font-size="11pt" fo:language="fr" fo:country="FR" style:text-underline-style="solid" style:text-underline-width="auto" style:text-underline-color="font-color" style:font-size-asian="11pt" style:font-size-complex="11pt"/>
    </style:style>
    <style:style style:name="T17" style:family="text">
      <style:text-properties fo:color="#800080" fo:font-size="11pt" fo:language="fr" fo:country="FR" style:font-size-asian="11pt" style:font-size-complex="11pt"/>
    </style:style>
    <style:style style:name="T18" style:family="text">
      <style:text-properties fo:color="#800080" style:font-name="Times New Roman" fo:font-size="11pt" style:font-size-asian="11pt" style:font-size-complex="11pt"/>
    </style:style>
    <style:style style:name="T19" style:family="text">
      <style:text-properties fo:color="#800080" style:font-name="Times New Roman" fo:font-size="11pt" style:text-underline-style="solid" style:text-underline-width="auto" style:text-underline-color="font-color" style:font-size-asian="11pt" style:font-size-complex="11pt"/>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oftware User Agreement</text:p>
      <text:p text:style-name="Normal_20__28_Web_29_">14 Nov, 2008</text:p>
      <text:p text:style-name="Heading_20_3">Usage of Content</text:p>
      <text:p text:style-name="Normal_20__28_Web_29_">THIS PRODUCTS MAKES AVAILABLE SOFTWARE, DOCUMENTATION, INFORMATION AND/OR OTHER MATERIALS (COLLECTIVELY "CONTENT").  USE OF THE CONTENT IS GOVERNED BY THE TERMS AND CONDITIONS OF THIS AGREEMENT AND/OR THE TERMS AND CONDITIONS OF LICENSE AGREEMENTS OR NOTICES INDICATED OR REFERENCED BELOW.  BY USING THE CONTENT, YOU AGREE THAT YOUR USE OF THE CONTENT IS GOVERNED BY THIS AGREEMENT AND/OR THE TERMS AND CONDITIONS OF ANY APPLICABLE LICENSE AGREEMENTS OR NOTICES INDICATED OR REFERENCED BELOW.  IF YOU DO NOT AGREE TO THE TERMS AND CONDITIONS OF THIS AGREEMENT AND THE TERMS AND CONDITIONS OF ANY APPLICABLE LICENSE AGREEMENTS OR NOTICES INDICATED OR REFERENCED BELOW, THEN YOU MAY NOT USE THE CONTENT.</text:p>
      <text:p text:style-name="Heading_20_3">Applicable Licenses</text:p>
      <text:p text:style-name="Normal_20__28_Web_29_">Unless otherwise noted, content is provided to you under terms and conditions of the following agreement:</text:p>
      <text:p text:style-name="P4">Copyright: (c) 2004-2008 Mayo Foundation for Medical Education and</text:p>
      <text:p text:style-name="P4">Research (MFMER).  All rights reserved.  MAYO, MAYO CLINIC, and the</text:p>
      <text:p text:style-name="P4">triple-shield Mayo logo are trademarks and service marks of MFMER.</text:p>
      <text:p text:style-name="P4"/>
      <text:p text:style-name="P5">Except as contained in the copyright notice above, or as used to</text:p>
      <text:p text:style-name="P5">identify MFMER as the author of this software, the trade names, trademarks,</text:p>
      <text:p text:style-name="P5">service marks, or product names of the copyright holder shall not be used</text:p>
      <text:p text:style-name="P5">in advertising, promotion or otherwise in connection of this software</text:p>
      <text:p text:style-name="P5">without prior written authorization of the copyright holder.</text:p>
      <text:p text:style-name="P5"/>
      <text:p text:style-name="P4">Licensed under the Eclipse Public License, Version 1.0 (the "License");</text:p>
      <text:p text:style-name="P4">you may not use this file except in compliance with the License.</text:p>
      <text:p text:style-name="P3">You may obtain a copy of the License at</text:p>
      <text:p text:style-name="P2"> </text:p>
      <text:p text:style-name="P2">              http://www.eclipse.org/legal/epl-v10.html</text:p>
      <text:p text:style-name="P6">Content includes redistribution of additional 3<text:span text:style-name="T1">rd</text:span> party software modules, placed in the <text:span text:style-name="T3">/runtime-components/extlib</text:span> folder of the installation root directory.  Each module is accompanied by a license file that identifies specific terms of use and redistribution that may differ from the terms listed above.  Modules include, but are not limited to, those listed below.</text:p>
      <text:p text:style-name="P6">IT IS YOUR OBLIGATION TO READ AND ACCEPT ALL SUCH TERMS AND CONDITIONS PRIOR TO USE OF THE CONTENT.</text:p>
      <text:p text:style-name="Heading_20_3"/>
      <text:p text:style-name="P9">Included materials:</text:p>
      <text:p text:style-name="P12">This product incorporates code and other materials created with NCI funding as part of the LexGrid Vocabulary Services for caBIG™ (LexBIG) project, with additional funding provided by the National Center for Biomedical Ontology (NCBO) as part of the LexGrid Vocabulary Services for NCBO (LexBIO) project.</text:p>
      <text:p text:style-name="P12"/>
      <text:p text:style-name="P10"><text:span text:style-name="T4">The LexBIG service layer, as referenced below, provides application programming interfaces (APIs) and tools used to view, access, and maintain vocabulary content. <text:s/></text:span><text:span text:style-name="T6">The software subject to this notice and license includes both human readable source code form and machine readable, binary, object code form.</text:span></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20">Module</text:p>
          </table:table-cell>
          <table:table-cell table:style-name="Table1.B1" office:value-type="string">
            <text:p text:style-name="P15">Function</text:p>
          </table:table-cell>
          <table:table-cell table:style-name="Table1.C1" office:value-type="string">
            <text:p text:style-name="P15">Terms &amp; Conditions</text:p>
          </table:table-cell>
        </table:table-row>
        <table:table-row>
          <table:table-cell table:style-name="Table1.A2" office:value-type="string">
            <text:p text:style-name="P21">lbRuntime</text:p>
          </table:table-cell>
          <table:table-cell table:style-name="Table1.B2" office:value-type="string">
            <text:p text:style-name="P17">The LexBIG runtime code, including all necessary code and dependencies required for direct Java-to-Java invocation of the LexBIG API.  This consolidates LexBIG and 3<text:span text:style-name="T1">rd</text:span> party modules in order to simplify configuration for program execution.</text:p>
            <text:p text:style-name="P18"><text:span text:style-name="T8">NOTE</text:span>: This archive is not available for redistribution simply because individual contributions are not easily separated and the combined content cannot be shared under a single license. <text:s/>It is provided strictly as a convenience for simplified program execution and in accordance with the user having agreed to all terms and conditions during product installation.</text:p>
            <text:p text:style-name="P18">Redistributable components (e.g. those listed below) and associated license terms are also made available. <text:s/>The redistributable components provide equivalent content and function, but require more complex configuration for program execution.</text:p>
          </table:table-cell>
          <table:table-cell table:style-name="Table1.C2" office:value-type="string">
            <text:p text:style-name="P17">Not redistributable (see notes to left), other than through the product installation program.</text:p>
          </table:table-cell>
        </table:table-row>
        <table:table-row>
          <table:table-cell table:style-name="Table1.A2" office:value-type="string">
            <text:p text:style-name="P21">lbImpl</text:p>
            <text:p text:style-name="P21">lbInterfaces</text:p>
            <text:p text:style-name="P21">lbModel</text:p>
            <text:p text:style-name="P21">lbUtility</text:p>
          </table:table-cell>
          <table:table-cell table:style-name="Table1.B2" office:value-type="string">
            <text:p text:style-name="P17">The LexBIG runtime code, excluding all 3<text:span text:style-name="T1">rd</text:span> party software modules. </text:p>
          </table:table-cell>
          <table:table-cell table:style-name="Table1.C2" office:value-type="string">
            <text:p text:style-name="P17">Provided under the Eclipse Public License (EPL), as stated above.</text:p>
          </table:table-cell>
        </table:table-row>
        <table:table-row>
          <table:table-cell table:style-name="Table1.A2" office:value-type="string">
            <text:p text:style-name="P19"><text:a xlink:type="simple" xlink:href="http://jena.sourceforge.net/ARQ/"><text:span text:style-name="Internet_20_link"><text:span text:style-name="T5">arq</text:span></text:span></text:a></text:p>
          </table:table-cell>
          <table:table-cell table:style-name="Table1.B2" office:value-type="string">
            <text:p text:style-name="P17">ARQ is a query engine for <text:a xlink:type="simple" xlink:href="http://jena.sourceforge.net/">Jena</text:a> that supports the <text:a xlink:type="simple" xlink:href="http://www.w3.org/TR/rdf-sparql-query/">SPARQL RDF Query language</text:a>.</text:p>
          </table:table-cell>
          <table:table-cell table:style-name="Table1.C2" office:value-type="string">
            <text:p text:style-name="P19"><text:a xlink:type="simple" xlink:href="#_jena"><text:span text:style-name="T9">license</text:span></text:a></text:p>
          </table:table-cell>
        </table:table-row>
        <table:table-row>
          <table:table-cell table:style-name="Table1.A2" office:value-type="string">
            <text:p text:style-name="P19"><text:a xlink:type="simple" xlink:href="https://cabig.nci.nih.gov/workspaces/Architecture/caGrid"><text:span text:style-name="Internet_20_link"><text:span text:style-name="T5">caGrid</text:span></text:span></text:a></text:p>
          </table:table-cell>
          <table:table-cell table:style-name="Table1.B2" office:value-type="string">
            <text:p text:style-name="P17">Grid infrastructure to support the caBIG™ community. Contains tools for creating and deploying caBIG™-compliant grid services.</text:p>
          </table:table-cell>
          <table:table-cell table:style-name="Table1.C2" office:value-type="string">
            <text:p text:style-name="P19"><text:a xlink:type="simple" xlink:href="#_caGrid"><text:span text:style-name="T9">license</text:span></text:a></text:p>
          </table:table-cell>
        </table:table-row>
        <table:table-row>
          <table:table-cell table:style-name="Table1.A2" office:value-type="string">
            <text:p text:style-name="P19"><text:a xlink:type="simple" xlink:href="http://www.castor.org/"><text:span text:style-name="T5">castor</text:span></text:a></text:p>
          </table:table-cell>
          <table:table-cell table:style-name="Table1.B2" office:value-type="string">
            <text:p text:style-name="P17">Castor is an Open Source data binding framework for Java[tm]. </text:p>
          </table:table-cell>
          <table:table-cell table:style-name="Table1.C2" office:value-type="string">
            <text:p text:style-name="P19"><text:a xlink:type="simple" xlink:href="#_castor"><text:span text:style-name="T9">license</text:span></text:a></text:p>
          </table:table-cell>
        </table:table-row>
        <table:table-row>
          <table:table-cell table:style-name="Table1.A2" office:value-type="string">
            <text:p text:style-name="P19"><text:a xlink:type="simple" xlink:href="http://jakarta.apache.org/commons/cli/"><text:span text:style-name="Internet_20_link"><text:span text:style-name="T5">commons-cli</text:span></text:span></text:a></text:p>
          </table:table-cell>
          <table:table-cell table:style-name="Table1.B2" office:value-type="string">
            <text:p text:style-name="P17">Provides a simple API for working with Comamnd Line arguments, options, option groups, mandatory options and so forth.</text:p>
          </table:table-cell>
          <table:table-cell table:style-name="Table1.C2" office:value-type="string">
            <text:p text:style-name="P19"><text:a xlink:type="simple" xlink:href="#_commons-cli"><text:span text:style-name="Internet_20_link"><text:span text:style-name="T9">license</text:span></text:span></text:a></text:p>
          </table:table-cell>
        </table:table-row>
        <table:table-row>
          <table:table-cell table:style-name="Table1.A2" office:value-type="string">
            <text:p text:style-name="P19"><text:a xlink:type="simple" xlink:href="#http://jakarta.apache.org/commons/codec/"><text:span text:style-name="T5">commons-codec</text:span></text:a></text:p>
          </table:table-cell>
          <table:table-cell table:style-name="Table1.B2" office:value-type="string">
            <text:p text:style-name="P17">Provides implementations of common encoders and decoders such as Base64, Hex, Phonetic and URLs.</text:p>
          </table:table-cell>
          <table:table-cell table:style-name="Table1.C2" office:value-type="string">
            <text:p text:style-name="P19"><text:a xlink:type="simple" xlink:href="#_commons-codec"><text:span text:style-name="T9">license</text:span></text:a></text:p>
          </table:table-cell>
        </table:table-row>
        <table:table-row>
          <table:table-cell table:style-name="Table1.A2" office:value-type="string">
            <text:p text:style-name="P19"><text:a xlink:type="simple" xlink:href="http://jakarta.apache.org/commons/collections/"><text:span text:style-name="Internet_20_link"><text:span text:style-name="T5">commons-collections</text:span></text:span></text:a></text:p>
          </table:table-cell>
          <table:table-cell table:style-name="Table1.B2" office:value-type="string">
            <text:p text:style-name="P17">Provides a suite of classes that extend or augment the Java Collections Framework.</text:p>
          </table:table-cell>
          <table:table-cell table:style-name="Table1.C2" office:value-type="string">
            <text:p text:style-name="P19"><text:a xlink:type="simple" xlink:href="#_commons-collections"><text:span text:style-name="Internet_20_link"><text:span text:style-name="T9">license</text:span></text:span></text:a></text:p>
          </table:table-cell>
        </table:table-row>
        <table:table-row>
          <table:table-cell table:style-name="Table1.A2" office:value-type="string">
            <text:p text:style-name="P19"><text:a xlink:type="simple" xlink:href="http://jakarta.apache.org/commons/discovery/"><text:span text:style-name="T5">commons-discovery</text:span></text:a></text:p>
          </table:table-cell>
          <table:table-cell table:style-name="Table1.B2" office:value-type="string">
            <text:p text:style-name="P17">The Discovery component is about discovering, or finding, implementations for pluggable interfaces. It provides facilities for instantiating classes in general, and for lifecycle management of singleton (factory) classes. </text:p>
          </table:table-cell>
          <table:table-cell table:style-name="Table1.C2" office:value-type="string">
            <text:p text:style-name="P19"><text:a xlink:type="simple" xlink:href="#_commons-discovery"><text:span text:style-name="T9">license</text:span></text:a></text:p>
          </table:table-cell>
        </table:table-row>
        <table:table-row>
          <table:table-cell table:style-name="Table1.A2" office:value-type="string">
            <text:p text:style-name="P19"><text:a xlink:type="simple" xlink:href="http://jakarta.apache.org/commons/lang/"><text:span text:style-name="Internet_20_link"><text:span text:style-name="T5">commons-lang</text:span></text:span></text:a></text:p>
          </table:table-cell>
          <table:table-cell table:style-name="Table1.B2" office:value-type="string">
            <text:p text:style-name="P17">Provides a very common set of utility classes that provide extra functionality for classes in java.lang.</text:p>
          </table:table-cell>
          <table:table-cell table:style-name="Table1.C2" office:value-type="string">
            <text:p text:style-name="P19"><text:a xlink:type="simple" xlink:href="#_commons-lang"><text:span text:style-name="Internet_20_link"><text:span text:style-name="T9">license</text:span></text:span></text:a></text:p>
          </table:table-cell>
        </table:table-row>
        <table:table-row>
          <table:table-cell table:style-name="Table1.A2" office:value-type="string">
            <text:p text:style-name="P17"><text:a xlink:type="simple" xlink:href="http://jakarta.apache.org/commons/logging/"><text:span text:style-name="T5">commons-logging</text:span></text:a></text:p>
          </table:table-cell>
          <table:table-cell table:style-name="Table1.B2" office:value-type="string">
            <text:p text:style-name="P17">Provides a bridge between different logging libraries.</text:p>
          </table:table-cell>
          <table:table-cell table:style-name="Table1.C2" office:value-type="string">
            <text:p text:style-name="P17"><text:a xlink:type="simple" xlink:href="#_commons-logging"><text:span text:style-name="T9">license</text:span></text:a></text:p>
          </table:table-cell>
        </table:table-row>
        <text:soft-page-break/>
        <table:table-row>
          <table:table-cell table:style-name="Table1.A2" office:value-type="string">
            <text:p text:style-name="P19"><text:a xlink:type="simple" xlink:href="http://jakarta.apache.org/commons/pool/"><text:span text:style-name="Internet_20_link"><text:span text:style-name="T5">commons-pool</text:span></text:span></text:a></text:p>
          </table:table-cell>
          <table:table-cell table:style-name="Table1.B2" office:value-type="string">
            <text:p text:style-name="P17">Provides a generic object pooling interface, a toolkit for creating modular object pools and several general purpose pool implementations.</text:p>
          </table:table-cell>
          <table:table-cell table:style-name="Table1.C2" office:value-type="string">
            <text:p text:style-name="P19"><text:a xlink:type="simple" xlink:href="#_commons-pool"><text:span text:style-name="T9">license</text:span></text:a></text:p>
          </table:table-cell>
        </table:table-row>
        <table:table-row>
          <table:table-cell table:style-name="Table1.A2" office:value-type="string">
            <text:p text:style-name="P19"><text:a xlink:type="simple" xlink:href="http://gee.cs.oswego.edu/dl/classes/EDU/oswego/cs/dl/util/concurrent/intro.html"><text:span text:style-name="T5">concurrent</text:span></text:a></text:p>
          </table:table-cell>
          <table:table-cell table:style-name="Table1.B2" office:value-type="string">
            <text:p text:style-name="P17">Provides standardized, efficient versions of utility classes commonly <text:span text:style-name="T9">encountered in concurrent Java programming.</text:span></text:p>
          </table:table-cell>
          <table:table-cell table:style-name="Table1.C2" office:value-type="string">
            <text:p text:style-name="P19"><text:a xlink:type="simple" xlink:href="#_concurrent"><text:span text:style-name="T9">license</text:span></text:a></text:p>
          </table:table-cell>
        </table:table-row>
        <table:table-row>
          <table:table-cell table:style-name="Table1.A2" office:value-type="string">
            <text:p text:style-name="P19"><text:a xlink:type="simple" xlink:href="http://hsqldb.org/"><text:span text:style-name="Internet_20_link"><text:span text:style-name="T5">hsqldb</text:span></text:span></text:a></text:p>
          </table:table-cell>
          <table:table-cell table:style-name="Table1.B2" office:value-type="string">
            <text:p text:style-name="P17">SQL relational database engine written in Java.</text:p>
          </table:table-cell>
          <table:table-cell table:style-name="Table1.C2" office:value-type="string">
            <text:p text:style-name="P19"><text:a xlink:type="simple" xlink:href="#_hsqldb"><text:span text:style-name="Internet_20_link"><text:span text:style-name="T9">license</text:span></text:span></text:a></text:p>
          </table:table-cell>
        </table:table-row>
        <table:table-row>
          <table:table-cell table:style-name="Table1.A2" office:value-type="string">
            <text:p text:style-name="P19"><text:a xlink:type="simple" xlink:href="http://www-306.ibm.com/software/globalization/icu/index.jsp"><text:span text:style-name="Internet_20_link"><text:span text:style-name="T5">icu4j</text:span></text:span></text:a></text:p>
          </table:table-cell>
          <table:table-cell table:style-name="Table1.B2" office:value-type="string">
            <text:p text:style-name="P17">International components for Unicode processing.</text:p>
          </table:table-cell>
          <table:table-cell table:style-name="Table1.C2" office:value-type="string">
            <text:p text:style-name="P19"><text:a xlink:type="simple" xlink:href="#_icu4j"><text:span text:style-name="Internet_20_link"><text:span text:style-name="T9">license</text:span></text:span></text:a></text:p>
          </table:table-cell>
        </table:table-row>
        <table:table-row>
          <table:table-cell table:style-name="Table1.A2" office:value-type="string">
            <text:p text:style-name="P21"><text:a xlink:type="simple" xlink:href="http://jena.sourceforge.net/"><text:span text:style-name="T5">iri</text:span></text:a></text:p>
          </table:table-cell>
          <table:table-cell table:style-name="Table1.B2" office:value-type="string">
            <text:p text:style-name="P17">Distributed as part of the Jena toolkit.</text:p>
          </table:table-cell>
          <table:table-cell table:style-name="Table1.C2" office:value-type="string">
            <text:p text:style-name="P19"><text:a xlink:type="simple" xlink:href="#_jena"><text:span text:style-name="T9">license</text:span></text:a></text:p>
          </table:table-cell>
        </table:table-row>
        <table:table-row>
          <table:table-cell table:style-name="Table1.A2" office:value-type="string">
            <text:p text:style-name="P19"><text:a xlink:type="simple" xlink:href="http://jakarta.apache.org/regexp/"><text:span text:style-name="Internet_20_link"><text:span text:style-name="T5">jakarta-regexp</text:span></text:span></text:a></text:p>
          </table:table-cell>
          <table:table-cell table:style-name="Table1.B2" office:value-type="string">
            <text:p text:style-name="P17">Java package for processing regular expressions.</text:p>
          </table:table-cell>
          <table:table-cell table:style-name="Table1.C2" office:value-type="string">
            <text:p text:style-name="P19"><text:a xlink:type="simple" xlink:href="#_jakarta-regexp"><text:span text:style-name="Internet_20_link"><text:span text:style-name="T9">license</text:span></text:span></text:a></text:p>
          </table:table-cell>
        </table:table-row>
        <table:table-row>
          <table:table-cell table:style-name="Table1.A2" office:value-type="string">
            <text:p text:style-name="P19"><text:a xlink:type="simple" xlink:href="http://jaxen.org/"><text:span text:style-name="T5">jaxen</text:span></text:a></text:p>
          </table:table-cell>
          <table:table-cell table:style-name="Table1.B2" office:value-type="string">
            <text:p text:style-name="P17">Java XPath engine.</text:p>
          </table:table-cell>
          <table:table-cell table:style-name="Table1.C2" office:value-type="string">
            <text:p text:style-name="P19"><text:a xlink:type="simple" xlink:href="#_jaxen"><text:span text:style-name="T9">license</text:span></text:a></text:p>
          </table:table-cell>
        </table:table-row>
        <table:table-row>
          <table:table-cell table:style-name="Table1.A2" office:value-type="string">
            <text:p text:style-name="P17"><text:a xlink:type="simple" xlink:href="http://jdbm.sourceforge.net/">jdbm</text:a></text:p>
          </table:table-cell>
          <table:table-cell table:style-name="Table1.B2" office:value-type="string">
            <text:p text:style-name="P17">Provides caching of java objects to persistent storage.</text:p>
          </table:table-cell>
          <table:table-cell table:style-name="Table1.C2" office:value-type="string">
            <text:p text:style-name="P17"><text:a xlink:type="simple" xlink:href="#_jdbm">license</text:a></text:p>
          </table:table-cell>
        </table:table-row>
        <table:table-row>
          <table:table-cell table:style-name="Table1.A2" office:value-type="string">
            <text:p text:style-name="P19"><text:a xlink:type="simple" xlink:href="http://www.jdom.org/"><text:span text:style-name="Internet_20_link"><text:span text:style-name="T5">jdom</text:span></text:span></text:a></text:p>
          </table:table-cell>
          <table:table-cell table:style-name="Table1.B2" office:value-type="string">
            <text:p text:style-name="P17">Java-based solution for accessing, manipulating, and outputting XML data from Java code.</text:p>
          </table:table-cell>
          <table:table-cell table:style-name="Table1.C2" office:value-type="string">
            <text:p text:style-name="P19"><text:a xlink:type="simple" xlink:href="#_jdom"><text:span text:style-name="Internet_20_link"><text:span text:style-name="T9">license</text:span></text:span></text:a></text:p>
          </table:table-cell>
        </table:table-row>
        <table:table-row>
          <table:table-cell table:style-name="Table1.A2" office:value-type="string">
            <text:p text:style-name="P19"><text:a xlink:type="simple" xlink:href="http://jena.sourceforge.net/"><text:span text:style-name="Internet_20_link"><text:span text:style-name="T5">jena</text:span></text:span></text:a></text:p>
          </table:table-cell>
          <table:table-cell table:style-name="Table1.B2" office:value-type="string">
            <text:p text:style-name="P19"><text:span text:style-name="T9">Java framework for building </text:span><text:a xlink:type="simple" xlink:href="http://www.w3.org/2001/SW/"><text:span text:style-name="Internet_20_link"><text:span text:style-name="T9">Semantic Web</text:span></text:span></text:a><text:span text:style-name="T9"> applications.</text:span></text:p>
          </table:table-cell>
          <table:table-cell table:style-name="Table1.C2" office:value-type="string">
            <text:p text:style-name="P19"><text:a xlink:type="simple" xlink:href="#_jena"><text:span text:style-name="Internet_20_link"><text:span text:style-name="T9">license</text:span></text:span></text:a></text:p>
          </table:table-cell>
        </table:table-row>
        <table:table-row>
          <table:table-cell table:style-name="Table1.A2" office:value-type="string">
            <text:p text:style-name="P19"><text:a xlink:type="simple" xlink:href="http://junit.org/index.htm"><text:span text:style-name="Internet_20_link"><text:span text:style-name="T5">junit</text:span></text:span></text:a></text:p>
          </table:table-cell>
          <table:table-cell table:style-name="Table1.B2" office:value-type="string">
            <text:p text:style-name="P17">Java regression test framework.</text:p>
          </table:table-cell>
          <table:table-cell table:style-name="Table1.C2" office:value-type="string">
            <text:p text:style-name="P19"><text:a xlink:type="simple" xlink:href="#_junit"><text:span text:style-name="Internet_20_link"><text:span text:style-name="T9">license</text:span></text:span></text:a></text:p>
          </table:table-cell>
        </table:table-row>
        <table:table-row>
          <table:table-cell table:style-name="Table1.A2" office:value-type="string">
            <text:p text:style-name="P19"><text:a xlink:type="simple" xlink:href="http://logging.apache.org/log4j/docs/index.html"><text:span text:style-name="Internet_20_link"><text:span text:style-name="T5">log4j</text:span></text:span></text:a></text:p>
          </table:table-cell>
          <table:table-cell table:style-name="Table1.B2" office:value-type="string">
            <text:p text:style-name="P17">Runtime logging services.</text:p>
          </table:table-cell>
          <table:table-cell table:style-name="Table1.C2" office:value-type="string">
            <text:p text:style-name="P19"><text:a xlink:type="simple" xlink:href="#_log4j"><text:span text:style-name="Internet_20_link"><text:span text:style-name="T9">license</text:span></text:span></text:a></text:p>
          </table:table-cell>
        </table:table-row>
        <table:table-row>
          <table:table-cell table:style-name="Table1.A2" office:value-type="string">
            <text:p text:style-name="P19"><text:a xlink:type="simple" xlink:href="http://lucene.apache.org/java/docs/"><text:span text:style-name="Internet_20_link"><text:span text:style-name="T5">lucene</text:span></text:span></text:a></text:p>
          </table:table-cell>
          <table:table-cell table:style-name="Table1.B2" office:value-type="string">
            <text:p text:style-name="P17">Text search engine library written in Java.</text:p>
          </table:table-cell>
          <table:table-cell table:style-name="Table1.C2" office:value-type="string">
            <text:p text:style-name="P19"><text:a xlink:type="simple" xlink:href="#_lucene"><text:span text:style-name="Internet_20_link"><text:span text:style-name="T9">license</text:span></text:span></text:a></text:p>
          </table:table-cell>
        </table:table-row>
        <table:table-row table:style-name="Table1.26">
          <table:table-cell>
            <table:table table:is-sub-table="true">
              <table:table-column table:style-name="Table1.A"/>
              <table:table-row table:style-name="Table1.A26.1">
                <table:table-cell table:style-name="Table1.A2" office:value-type="string">
                  <text:p text:style-name="P16"><text:a xlink:type="simple" xlink:href="http://www.eclipse.org/"><text:span text:style-name="T5">org.eclipse.core.commands</text:span></text:a></text:p>
                  <text:p text:style-name="P16"><text:a xlink:type="simple" xlink:href="http://www.eclipse.org/"><text:span text:style-name="T5">org.eclipse.core.runtime</text:span></text:a></text:p>
                  <text:p text:style-name="P16"><text:a xlink:type="simple" xlink:href="http://www.eclipse.org/emf"><text:span text:style-name="T5">org.eclipse.emf</text:span></text:a><text:a xlink:type="simple" xlink:href="http://www.eclipse.org/emf"><text:span text:style-name="T5">.common</text:span></text:a></text:p>
                  <text:p text:style-name="P16"><text:a xlink:type="simple" xlink:href="http://www.eclipse.org/emf"><text:span text:style-name="T5">org.eclipse.emf</text:span></text:a><text:a xlink:type="simple" xlink:href="http://www.eclipse.org/emf"><text:span text:style-name="T5">.ecore.xmi</text:span></text:a></text:p>
                  <text:p text:style-name="P16"><text:a xlink:type="simple" xlink:href="http://www.eclipse.org/equinox"><text:span text:style-name="T5">org.eclipse.equinox.common</text:span></text:a></text:p>
                  <text:p text:style-name="P16"><text:a xlink:type="simple" xlink:href="http://www.eclipse.org/equinox"><text:span text:style-name="T5">org.eclipse.equinox.preferences</text:span></text:a></text:p>
                </table:table-cell>
              </table:table-row>
              <table:table-row table:style-name="Table1.A26.2">
                <table:table-cell table:style-name="Table1.A2" office:value-type="string">
                  <text:p text:style-name="P17"><text:a xlink:type="simple" xlink:href="http://www.eclipse.org/emf"><text:span text:style-name="T5">org.eclipse.emf</text:span></text:a><text:a xlink:type="simple" xlink:href="http://www.eclipse.org/emf"><text:span text:style-name="T5">.ecore</text:span></text:a></text:p>
                </table:table-cell>
              </table:table-row>
              <table:table-row table:style-name="Table1.A26.1">
                <table:table-cell table:style-name="Table1.A2" office:value-type="string">
                  <text:p text:style-name="P17"><text:a xlink:type="simple" xlink:href="http://www.eclipse.org/osgi/"><text:span text:style-name="T5">org.eclipse.osgi</text:span></text:a></text:p>
                </table:table-cell>
              </table:table-row>
            </table:table>
          </table:table-cell>
          <table:table-cell table:style-name="Table1.B2" office:value-type="string">
            <text:p text:style-name="P19"><text:span text:style-name="T9">Used to access and manipulate </text:span><text:a xlink:type="simple" xlink:href="http://www.eclipse.org/emf/"><text:span text:style-name="Internet_20_link"><text:span text:style-name="T9">Eclipse Modeling Framework (EMF)</text:span></text:span></text:a><text:span text:style-name="T9"> model representations.</text:span></text:p>
          </table:table-cell>
          <table:table-cell>
            <table:table table:is-sub-table="true">
              <table:table-column table:style-name="Table1.C"/>
              <table:table-row table:style-name="Table1.C26.1">
                <table:table-cell table:style-name="Table1.C2" office:value-type="string">
                  <text:p text:style-name="P14"><text:a xlink:type="simple" xlink:href="#_org-eclipse-core-runtime"><text:span text:style-name="T9">license</text:span></text:a></text:p>
                  <text:p text:style-name="P14"><text:a xlink:type="simple" xlink:href="#_org-eclipse-core-runtime"><text:span text:style-name="T9"/></text:a></text:p>
                  <text:p text:style-name="P14"><text:a xlink:type="simple" xlink:href="#_org-eclipse-emf-ecore"><text:span text:style-name="T9"/></text:a></text:p>
                  <text:p text:style-name="P14"><text:a xlink:type="simple" xlink:href="#_org-eclipse-emf-ecore"><text:span text:style-name="T9"/></text:a></text:p>
                </table:table-cell>
              </table:table-row>
              <table:table-row table:style-name="Table1.C26.2">
                <table:table-cell table:style-name="Table1.C2" office:value-type="string">
                  <text:p text:style-name="P19"><text:a xlink:type="simple" xlink:href="#_org-eclipse-emf-ecore"><text:span text:style-name="T9">license</text:span></text:a></text:p>
                </table:table-cell>
              </table:table-row>
              <table:table-row table:style-name="Table1.C26.3">
                <table:table-cell table:style-name="Table1.C2" office:value-type="string">
                  <text:p text:style-name="P19"><text:a xlink:type="simple" xlink:href="#_org-eclipse-osgi"><text:span text:style-name="T9">license</text:span></text:a></text:p>
                </table:table-cell>
              </table:table-row>
            </table:table>
          </table:table-cell>
        </table:table-row>
        <table:table-row table:style-name="Table1.27">
          <table:table-cell table:style-name="Table1.A2" office:value-type="string">
            <text:p text:style-name="P19"><text:a xlink:type="simple" xlink:href="http://jdbc.postgresql.org/"><text:span text:style-name="Internet_20_link"><text:span text:style-name="T5">postgresql (drivers)</text:span></text:span></text:a></text:p>
          </table:table-cell>
          <table:table-cell table:style-name="Table1.B2" office:value-type="string">
            <text:p text:style-name="P17">JDBC drivers for PostgreSQL database.</text:p>
          </table:table-cell>
          <table:table-cell table:style-name="Table1.C2" office:value-type="string">
            <text:p text:style-name="P19"><text:a xlink:type="simple" xlink:href="#_postgresql-drivers"><text:span text:style-name="Internet_20_link"><text:span text:style-name="T9">license</text:span></text:span></text:a></text:p>
          </table:table-cell>
        </table:table-row>
        <table:table-row table:style-name="Table1.28">
          <table:table-cell table:style-name="Table1.A2" office:value-type="string">
            <text:p text:style-name="P19"><text:a xlink:type="simple" xlink:href="http://www.prefuse.org/"><text:span text:style-name="T5">prefuse</text:span></text:a></text:p>
          </table:table-cell>
          <table:table-cell table:style-name="Table1.B2" office:value-type="string">
            <text:p text:style-name="P22">Used for graph representations in the LexBIG GUI.</text:p>
          </table:table-cell>
          <table:table-cell table:style-name="Table1.C2" office:value-type="string">
            <text:p text:style-name="P19"><text:a xlink:type="simple" xlink:href="#_prefuse"><text:span text:style-name="T9">license</text:span></text:a></text:p>
          </table:table-cell>
        </table:table-row>
        <table:table-row table:style-name="Table1.28">
          <table:table-cell table:style-name="Table1.A2" office:value-type="string">
            <text:p text:style-name="P19"><text:a xlink:type="simple" xlink:href="http://protege.stanford.edu/"><text:span text:style-name="Internet_20_link"><text:span text:style-name="T5">protege, protégé-owl</text:span></text:span></text:a></text:p>
          </table:table-cell>
          <table:table-cell table:style-name="Table1.B2" office:value-type="string">
            <text:p text:style-name="P22"><text:span text:style-name="T9">This product incorporates (or builds upon) [part of] the open source </text:span><text:a xlink:type="simple" xlink:href="http://protege.stanford.edu/"><text:span text:style-name="Internet_20_link"><text:span text:style-name="T9">Protégé</text:span></text:span></text:a><text:span text:style-name="T9"> system. </text:span></text:p>
          </table:table-cell>
          <table:table-cell table:style-name="Table1.C2" office:value-type="string">
            <text:p text:style-name="P19"><text:a xlink:type="simple" xlink:href="#_protege"><text:span text:style-name="Internet_20_link"><text:span text:style-name="T9">license</text:span></text:span></text:a></text:p>
          </table:table-cell>
        </table:table-row>
        <table:table-row>
          <table:table-cell table:style-name="Table1.A2" office:value-type="string">
            <text:p text:style-name="P19"><text:a xlink:type="simple" xlink:href="http://sourceforge.net/projects/saxpath/"><text:span text:style-name="T5">saxpath</text:span></text:a></text:p>
          </table:table-cell>
          <table:table-cell table:style-name="Table1.B2" office:value-type="string">
            <text:p text:style-name="P17">Distributed as part of the jaxen XPath engine.</text:p>
          </table:table-cell>
          <table:table-cell table:style-name="Table1.C2" office:value-type="string">
            <text:p text:style-name="P19"><text:a xlink:type="simple" xlink:href="#_jaxen"><text:span text:style-name="T9">license</text:span></text:a></text:p>
          </table:table-cell>
        </table:table-row>
        <table:table-row>
          <table:table-cell table:style-name="Table1.A2" office:value-type="string">
            <text:p text:style-name="P19"><text:a xlink:type="simple" xlink:href="http://xerces.apache.org/"><text:span text:style-name="T5">xerces</text:span></text:a></text:p>
          </table:table-cell>
          <table:table-cell table:style-name="Table1.B2" office:value-type="string">
            <text:p text:style-name="P17">XML parsing services.</text:p>
          </table:table-cell>
          <table:table-cell table:style-name="Table1.C2" office:value-type="string">
            <text:p text:style-name="P19"><text:a xlink:type="simple" xlink:href="#_xerces"><text:span text:style-name="Internet_20_link"><text:span text:style-name="T9">license</text:span></text:span></text:a></text:p>
          </table:table-cell>
        </table:table-row>
      </table:table>
      <text:p text:style-name="Standard"> </text:p>
      <text:p text:style-name="Heading_20_3">Additional Licenses</text:p>
      <table:table table:name="Table2" table:style-name="Table2">
        <table:table-column table:style-name="Table2.A"/>
        <table:table-row>
          <table:table-cell table:style-name="Table2.A1" office:value-type="string">
            <text:p text:style-name="P43"><text:bookmark-start text:name="_caGrid"/><text:a xlink:type="simple" xlink:href="https://cabig.nci.nih.gov/workspaces/Architecture/caGrid"><text:span text:style-name="Internet_20_link"><text:span text:style-name="T14">caGrid</text:span></text:span></text:a><text:span text:style-name="Visited_20_Internet_20_Link"><text:span text:style-name="T9"> (0.5)</text:span></text:span><text:bookmark-end text:name="_caGrid"/></text:p>
            <text:p text:style-name="P26">The caGrid License, Version 0.5.2</text:p>
            <text:p text:style-name="P26"> </text:p>
            <text:p text:style-name="P25">The caGrid Software License, Version 0.5.2. Copyright 2005 Science Applications International Corporation ("SAIC"), Arthur G. James Cancer Hospital and Richard J. Solove Research Institute at Ohio State University ("OSU"), Panther Informatics, Inc. ("Panther").</text:p>
            <text:p text:style-name="P25"> </text:p>
            <text:p text:style-name="P25">Copyright Notice. The software subject to this notice and license includes both human readable source code form <text:soft-page-break/>and machine readable, binary, object code form (the "caGrid Software"). The caGrid Software was developed in conjunction with the National Cancer Institute ("NCI") by NCI employees and employees of SAIC, OSU, and Panther. To the extent government employees are authors, any rights in such works shall be subject to Title 17 of the United States Code, section 105.</text:p>
            <text:p text:style-name="P25"> </text:p>
            <text:p text:style-name="P25">This caGrid Software License (the "License") is between NCI and You. "You (or "Your") shall mean a person or an entity, and all other entities that control, are controlled by, or are under common control with the entity. "Control" for purposes of this definition means (i) the direct or indirect power to cause the direction or management of such entity, whether by contract or otherwise, or (ii) ownership of fifty percent (50%) or more of the outstanding shares, or (iii) beneficial ownership of such entity.</text:p>
            <text:p text:style-name="P25"> </text:p>
            <text:p text:style-name="P25">This License is granted provided that You agree to the conditions described below. NCI grants You a non-exclusive, worldwide, perpetual, fully-paid-up, no-charge, irrevocable, transferable and royalty-free right and license in its rights in the caGrid Software to (i) use, install, access, operate, execute, copy, modify, translate, market, publicly display, publicly perform, and prepare derivative works of the caGrid Software; (ii) distribute and have distributed to and by third parties the caGrid Software and any modifications and derivative works thereof; and (iii) sublicense the foregoing rights set out in (i) and (ii) to third parties, including the right to license such rights to further third parties. For sake of clarity, and not by way of limitation, NCI shall have no right of accounting or right of payment from You or Your sublicensees for the rights granted under this License. This License is granted at no charge to You.</text:p>
            <text:p text:style-name="P25"> </text:p>
            <text:p text:style-name="P25">1. Your redistributions of the source code for the Software must retain the above copyright notice, this list of conditions, and the disclaimer and limitation of liability of Article 6 below. Your redistributions in object code form must reproduce the above copyright notice, this list of conditions, the disclaimer of Article 6 in the documentation, and other materials provided with the distribution, if any.</text:p>
            <text:p text:style-name="P25"> </text:p>
            <text:p text:style-name="P25">2. Your end-user documentation included with the redistribution, if any, must include the following acknowledgment: "This product includes software developed by SAIC, Arthur G. James Cancer Hospital and Richard J. Solove Research Institute at Ohio State University, Panther Informatics, and the National Cancer Institute." If You do not include such end-user documentation, You shall include this acknowledgment in the Software itself, wherever such third-party acknowledgments normally appear.</text:p>
            <text:p text:style-name="P25"> </text:p>
            <text:p text:style-name="P25">3. You may not use the names "The National Cancer Institute", "NCI", "Science Applications International Corporation", "SAIC", " Arthur G. James Cancer Hospital and Richard J. Solove Research Institute", "Ohio State University", or "Panther Informatics" to endorse or promote products derived from this Software. This License does not authorize You to use any trademarks, service marks, trade names, logos or product names of either NCI, SAIC, OSU, or Panther except as required to comply with the terms of this License.</text:p>
            <text:p text:style-name="P25"> </text:p>
            <text:p text:style-name="P25">4. For sake of clarity, and not by way of limitation, You may incorporate this Software into Your proprietary programs and into any third party proprietary programs. However, if You incorporate the Software into third party proprietary programs, You agree that You are solely responsible for obtaining any permission from such third parties required to incorporate the Software into such third party proprietary programs and for informing Your sublicensees, including without limitation Your end-users, of their obligation to secure any required permissions from such third parties before incorporating the Software into such third party proprietary software programs. In the event that You fail to obtain such permissions, You agree to indemnify NCI, Panther and OSU for any claims against NCI, Panther or OSU by such third parties, except to the extent prohibited by law, resulting from Your failure to obtain such permissions.</text:p>
            <text:p text:style-name="P25"> </text:p>
            <text:p text:style-name="P25">5. For sake of clarity, and not by way of limitation, You may add Your own copyright statement to Your modifications and to the derivative works, and You may provide additional or different license terms and conditions in Your sublicenses of modifications of the Software, or any derivative works of the Software as a whole, provided Your use, reproduction, and distribution of the Work otherwise complies with the conditions stated in this License.</text:p>
            <text:p text:style-name="P25"> </text:p>
            <text:p text:style-name="P25">6. THIS SOFTWARE IS PROVIDED "AS IS," AND ANY EXPRESSED OR IMPLIED WARRANTIES, (INCLUDING, BUT NOT LIMITED TO, THE IMPLIED WARRANTIES OF MERCHANTABILITY, NON-INFRINGEMENT AND FITNESS FOR A PARTICULAR PURPOSE) ARE DISCLAIMED. IN NO EVENT SHALL THE NATIONAL CANCER INSTITUTE, SAIC, OSU, PANTHER, OR THEIR AFFILIATES BE LIABLE FOR ANY DIRECT, INDIRECT, INCIDENTAL, SPECIAL, EXEMPLARY, OR CONSEQUENTIAL <text:soft-page-break/>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27"> </text:p>
          </table:table-cell>
        </table:table-row>
        <table:table-row>
          <table:table-cell table:style-name="Table2.A2" office:value-type="string">
            <text:p text:style-name="P25"><text:bookmark-start text:name="_castor"/><text:a xlink:type="simple" xlink:href="http://www.castor.org/">castor</text:a><text:bookmark-end text:name="_castor"/></text:p>
            <text:p text:style-name="P25"/>
            <text:p text:style-name="P25">Copyright 1999-2003 (C) Intalio Inc. All Rights Reserved.</text:p>
            <text:p text:style-name="P25"/>
            <text:p text:style-name="P25">Redistribution and use of this software and associated documentation</text:p>
            <text:p text:style-name="P25">("Software"), with or without modification, are permitted provided</text:p>
            <text:p text:style-name="P25">that the following conditions are met:</text:p>
            <text:p text:style-name="P25"/>
            <text:p text:style-name="P25">1. Redistributions of source code must retain copyright statements</text:p>
            <text:p text:style-name="P25"><text:s text:c="3"/>and notices. Redistributions must also contain a copy of this</text:p>
            <text:p text:style-name="P25"><text:s text:c="3"/>document.</text:p>
            <text:p text:style-name="P25"/>
            <text:p text:style-name="P25">2. Redistributions in binary form must reproduce the above copyright</text:p>
            <text:p text:style-name="P25"><text:s text:c="3"/>notice, this list of conditions and the following disclaimer in the</text:p>
            <text:p text:style-name="P25"><text:s text:c="3"/>documentation and/or other materials provided with the distribution.</text:p>
            <text:p text:style-name="P25"/>
            <text:p text:style-name="P25">3. The name "ExoLab" must not be used to endorse or promote products</text:p>
            <text:p text:style-name="P25"><text:s text:c="3"/>derived from this Software without prior written permission of</text:p>
            <text:p text:style-name="P25"><text:s text:c="3"/>Intalio Inc. For written permission, please contact info@exolab.org.</text:p>
            <text:p text:style-name="P25"/>
            <text:p text:style-name="P25">4. Products derived from this Software may not be called "Castor"</text:p>
            <text:p text:style-name="P25"><text:s text:c="3"/>nor may "Castor" appear in their names without prior written</text:p>
            <text:p text:style-name="P25"><text:s text:c="3"/>permission of Intalio Inc. Exolab, Castor and Intalio are</text:p>
            <text:p text:style-name="P25"><text:s text:c="3"/>trademarks of Intalio Inc.</text:p>
            <text:p text:style-name="P25"/>
            <text:p text:style-name="P25">5. Due credit should be given to the ExoLab Project</text:p>
            <text:p text:style-name="P25"><text:s text:c="3"/>(http://www.exolab.org/).</text:p>
            <text:p text:style-name="P25"/>
            <text:p text:style-name="P25">THIS SOFTWARE IS PROVIDED BY INTALIO AND CONTRIBUTORS ``AS IS'' AND</text:p>
            <text:p text:style-name="P25">ANY EXPRESSED OR IMPLIED WARRANTIES, INCLUDING, BUT NOT LIMITED TO,</text:p>
            <text:p text:style-name="P25">THE IMPLIED WARRANTIES OF MERCHANTABILITY AND FITNESS FOR A</text:p>
            <text:p text:style-name="P25">PARTICULAR PURPOSE ARE DISCLAIMED. IN NO EVENT SHALL INTALIO OR ITS</text:p>
            <text:p text:style-name="P25">CONTRIBUTORS BE LIABLE FOR ANY DIRECT, INDIRECT, INCIDENTAL, SPECIAL,</text:p>
            <text:p text:style-name="P25">EXEMPLARY, OR CONSEQUENTIAL DAMAGES (INCLUDING, BUT NOT LIMITED TO,</text:p>
            <text:p text:style-name="P25">PROCUREMENT OF SUBSTITUTE GOODS OR SERVICES; LOSS OF USE, DATA, OR</text:p>
            <text:p text:style-name="P25">PROFITS; OR BUSINESS INTERRUPTION) HOWEVER CAUSED AND ON ANY THEORY</text:p>
            <text:p text:style-name="P25">OF LIABILITY, WHETHER IN CONTRACT, STRICT LIABILITY, OR TORT</text:p>
            <text:p text:style-name="P25">(INCLUDING NEGLIGENCE OR OTHERWISE) ARISING IN ANY WAY OUT OF THE</text:p>
            <text:p text:style-name="P25">USE OF THIS SOFTWARE, EVEN IF ADVISED OF THE POSSIBILITY OF SUCH</text:p>
            <text:p text:style-name="P25">DAMAGE.</text:p>
            <text:p text:style-name="P24"/>
          </table:table-cell>
        </table:table-row>
        <table:table-row>
          <table:table-cell table:style-name="Table2.A2" office:value-type="string">
            <text:p text:style-name="P24"><text:a xlink:type="simple" xlink:href="http://jakarta.apache.org/commons/cli/"><text:span text:style-name="Internet_20_link"><text:span text:style-name="T18">c</text:span></text:span></text:a><text:bookmark-start text:name="_commons-cli"/><text:a xlink:type="simple" xlink:href="http://jakarta.apache.org/commons/cli/"><text:span text:style-name="Internet_20_link"><text:span text:style-name="T18">ommons-cli</text:span></text:span></text:a><text:bookmark-end text:name="_commons-cli"/></text:p>
            <text:p text:style-name="P31"><text:bookmark-start text:name="_commons-discovery"/><text:a xlink:type="simple" xlink:href="http://jakarta.apache.org/commons/discovery/">commons-discovery</text:a><text:bookmark-end text:name="_commons-discovery"/></text:p>
            <text:p text:style-name="P32"/>
            <text:p text:style-name="P32"> * ====================================================================</text:p>
            <text:p text:style-name="P32"> *</text:p>
            <text:p text:style-name="P33"><text:s/>* <text:s text:c="20"/>The Apache Software License, Version 1.1</text:p>
            <text:p text:style-name="P32"> *</text:p>
            <text:p text:style-name="P32"> * Copyright (c) 1999-2001 The Apache Software Foundation.  All rights</text:p>
            <text:p text:style-name="P32"> * reserved.</text:p>
            <text:p text:style-name="P32"> *</text:p>
            <text:p text:style-name="P32"> * Redistribution and use in source and binary forms, with or without</text:p>
            <text:p text:style-name="P32"> * modification, are permitted provided that the following conditions</text:p>
            <text:p text:style-name="P32"> * are met:</text:p>
            <text:p text:style-name="P32"><text:soft-page-break/> *</text:p>
            <text:p text:style-name="P32"> * 1. Redistributions of source code must retain the above copyright</text:p>
            <text:p text:style-name="P32"> *    notice, this list of conditions and the following disclaimer.</text:p>
            <text:p text:style-name="P32"> *</text:p>
            <text:p text:style-name="P32"> * 2. Redistributions in binary form must reproduce the above copyright</text:p>
            <text:p text:style-name="P32"> *    notice, this list of conditions and the following disclaimer in</text:p>
            <text:p text:style-name="P32"> *    the documentation and/or other materials provided with the</text:p>
            <text:p text:style-name="P32"> *    distribution.</text:p>
            <text:p text:style-name="P32"> *</text:p>
            <text:p text:style-name="P32"> * 3. The end-user documentation included with the redistribution, if</text:p>
            <text:p text:style-name="P32"> *    any, must include the following acknowlegement:</text:p>
            <text:p text:style-name="P32"> *       "This product includes software developed by the</text:p>
            <text:p text:style-name="P32"> *        Apache Software Foundation (http://www.apache.org/)."</text:p>
            <text:p text:style-name="P32"> *    Alternately, this acknowlegement may appear in the software itself,</text:p>
            <text:p text:style-name="P32"> *    if and wherever such third-party acknowlegements normally appear.</text:p>
            <text:p text:style-name="P32"> *</text:p>
            <text:p text:style-name="P32"> * 4. The names "The Jakarta Project", "Commons", and "Apache Software</text:p>
            <text:p text:style-name="P32"> *    Foundation" must not be used to endorse or promote products derived</text:p>
            <text:p text:style-name="P32"> *    from this software without prior written permission. For written</text:p>
            <text:p text:style-name="P32"> *    permission, please contact apache@apache.org.</text:p>
            <text:p text:style-name="P32"> *</text:p>
            <text:p text:style-name="P32"> * 5. Products derived from this software may not be called "Apache"</text:p>
            <text:p text:style-name="P32"> *    nor may "Apache" appear in their names without prior written</text:p>
            <text:p text:style-name="P32"> *    permission of the Apache Group.</text:p>
            <text:p text:style-name="P32"> *</text:p>
            <text:p text:style-name="P32"> * THIS SOFTWARE IS PROVIDED ``AS IS'' AND ANY EXPRESSED OR IMPLIED</text:p>
            <text:p text:style-name="P32"> * WARRANTIES, INCLUDING, BUT NOT LIMITED TO, THE IMPLIED WARRANTIES</text:p>
            <text:p text:style-name="P32"> * OF MERCHANTABILITY AND FITNESS FOR A PARTICULAR PURPOSE ARE</text:p>
            <text:p text:style-name="P32"> * DISCLAIMED.  IN NO EVENT SHALL THE APACHE SOFTWARE FOUNDATION OR</text:p>
            <text:p text:style-name="P32"> * ITS CONTRIBUTORS BE LIABLE FOR ANY DIRECT, INDIRECT, INCIDENTAL,</text:p>
            <text:p text:style-name="P32"> * SPECIAL, EXEMPLARY, OR CONSEQUENTIAL DAMAGES (INCLUDING, BUT NOT</text:p>
            <text:p text:style-name="P32"> * LIMITED TO, PROCUREMENT OF SUBSTITUTE GOODS OR SERVICES; LOSS OF</text:p>
            <text:p text:style-name="P32"> * USE, DATA, OR PROFITS; OR BUSINESS INTERRUPTION) HOWEVER CAUSED AND</text:p>
            <text:p text:style-name="P32"> * ON ANY THEORY OF LIABILITY, WHETHER IN CONTRACT, STRICT LIABILITY,</text:p>
            <text:p text:style-name="P32"> * OR TORT (INCLUDING NEGLIGENCE OR OTHERWISE) ARISING IN ANY WAY OUT</text:p>
            <text:p text:style-name="P32"> * OF THE USE OF THIS SOFTWARE, EVEN IF ADVISED OF THE POSSIBILITY OF</text:p>
            <text:p text:style-name="P32"> * SUCH DAMAGE.</text:p>
            <text:p text:style-name="P32"> * ====================================================================</text:p>
            <text:p text:style-name="P32"> *</text:p>
            <text:p text:style-name="P32"> * This software consists of voluntary contributions made by many</text:p>
            <text:p text:style-name="P32"> * individuals on behalf of the Apache Software Foundation.  For more</text:p>
            <text:p text:style-name="P32"> * information on the Apache Software Foundation, please see</text:p>
            <text:p text:style-name="P32"> * &lt;<text:a xlink:type="simple" xlink:href="http://www.apache.org/">http://www.apache.org/</text:a>&gt;.</text:p>
            <text:p text:style-name="P32"/>
            <text:p text:style-name="P32"> </text:p>
          </table:table-cell>
        </table:table-row>
        <table:table-row>
          <table:table-cell table:style-name="Table2.A2" office:value-type="string">
            <text:p text:style-name="P24"><text:bookmark-start text:name="_commons-codec"/><text:a xlink:type="simple" xlink:href="http://jakarta.apache.org/commons/codec/">commons-codec</text:a><text:bookmark-end text:name="_commons-codec"/></text:p>
            <text:p text:style-name="P24"><text:bookmark-start text:name="_commons-collections"/><text:a xlink:type="simple" xlink:href="http://jakarta.apache.org/commons/collections/"><text:span text:style-name="Internet_20_link"><text:span text:style-name="T14">commons-collections</text:span></text:span></text:a><text:bookmark-end text:name="_commons-collections"/><text:span text:style-name="T15"><text:line-break/></text:span><text:bookmark-start text:name="_commons-lang"/><text:a xlink:type="simple" xlink:href="http://jakarta.apache.org/commons/lang/"><text:span text:style-name="Internet_20_link"><text:span text:style-name="T14">commons-lang</text:span></text:span></text:a><text:bookmark-end text:name="_commons-lang"/></text:p>
            <text:p text:style-name="P24"><text:bookmark-start text:name="_commons-logging"/><text:a xlink:type="simple" xlink:href="http://jakarta.apache.org/commons/logging/"><text:span text:style-name="Visited_20_Internet_20_Link"><text:span text:style-name="T19">commons-logging</text:span></text:span></text:a><text:bookmark-end text:name="_commons-logging"/><text:span text:style-name="T15"><text:line-break/></text:span><text:bookmark-start text:name="_commons-pool"/><text:a xlink:type="simple" xlink:href="http://jakarta.apache.org/commons/pool/"><text:span text:style-name="Internet_20_link"><text:span text:style-name="T14">commons-pool</text:span></text:span></text:a><text:span text:style-name="Visited_20_Internet_20_Link"><text:span text:style-name="T9"> </text:span></text:span><text:bookmark-end text:name="_commons-pool"/></text:p>
            <text:p text:style-name="P24"><text:bookmark-start text:name="_jakarta-regexp"/><text:a xlink:type="simple" xlink:href="http://jakarta.apache.org/regexp/"><text:span text:style-name="Visited_20_Internet_20_Link"><text:span text:style-name="T5">jakarta-regexp</text:span></text:span></text:a><text:bookmark-end text:name="_jakarta-regexp"/></text:p>
            <text:p text:style-name="P24"><text:bookmark-start text:name="_log4j"/><text:a xlink:type="simple" xlink:href="http://logging.apache.org/log4j/docs/index.html"><text:span text:style-name="Internet_20_link"><text:span text:style-name="T14">log4j</text:span></text:span></text:a><text:bookmark-end text:name="_log4j"/></text:p>
            <text:p text:style-name="P24"><text:bookmark-start text:name="_lucene"/><text:a xlink:type="simple" xlink:href="http://lucene.apache.org/java/docs/"><text:span text:style-name="Internet_20_link"><text:span text:style-name="T14">lucene</text:span></text:span></text:a><text:bookmark-end text:name="_lucene"/></text:p>
            <text:p text:style-name="P24"><text:bookmark-start text:name="_xerces"/><text:span text:style-name="Visited_20_Internet_20_Link"><text:span text:style-name="T9">xerces</text:span></text:span><text:bookmark-end text:name="_xerces"/></text:p>
            <text:p text:style-name="P7"><text:span text:style-name="T9">Apache License<text:line-break/>Version 2.0, January 2004<text:line-break/></text:span><text:a xlink:type="simple" xlink:href="http://www.apache.org/licenses/"><text:span text:style-name="Internet_20_link"><text:span text:style-name="T9">http://www.apache.org/licenses/</text:span></text:span></text:a><text:span text:style-name="T9"> </text:span></text:p>
            <text:p text:style-name="P8">TERMS AND CONDITIONS FOR USE, REPRODUCTION, AND DISTRIBUTION </text:p>
            <text:p text:style-name="P8"><text:bookmark-start text:name="definitions"/><text:span text:style-name="T8">1. Definitions</text:span><text:bookmark-end text:name="definitions"/>.</text:p>
            <text:p text:style-name="P8"><text:soft-page-break/>"License" shall mean the terms and conditions for use, reproduction, and distribution as defined by Sections 1 through 9 of this document. </text:p>
            <text:p text:style-name="P8">"Licensor" shall mean the copyright owner or entity authorized by the copyright owner that is granting the License. </text:p>
            <text:p text:style-name="P8">"Legal Entity" shall mean the union of the acting entity and all other entities that control, are controlled by, or are under common control with that entity. For the purposes of this definition, "control" means (i) the power, direct or indirect, to cause the direction or management of such entity, whether by contract or otherwise, or (ii) ownership of fifty percent (50%) or more of the outstanding shares, or (iii) beneficial ownership of such entity. </text:p>
            <text:p text:style-name="P8">"You" (or "Your") shall mean an individual or Legal Entity exercising permissions granted by this License. </text:p>
            <text:p text:style-name="P8">"Source" form shall mean the preferred form for making modifications, including but not limited to software source code, documentation source, and configuration files. </text:p>
            <text:p text:style-name="P8">"Object" form shall mean any form resulting from mechanical transformation or translation of a Source form, including but not limited to compiled object code, generated documentation, and conversions to other media types. </text:p>
            <text:p text:style-name="P8">"Work" shall mean the work of authorship, whether in Source or Object form, made available under the License, as indicated by a copyright notice that is included in or attached to the work (an example is provided in the Appendix below). </text:p>
            <text:p text:style-name="P8">"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 </text:p>
            <text:p text:style-name="P8">"Contribution" shall mean any work of authorship, including the original version of the Work and any modifications or additions to that Work or Derivative Works thereof, that is intentionally submitted to Licensor for 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 </text:p>
            <text:p text:style-name="P8">"Contributor" shall mean Licensor and any individual or Legal Entity on behalf of whom a Contribution has been received by Licensor and subsequently incorporated within the Work. </text:p>
            <text:p text:style-name="P8"><text:bookmark-start text:name="copyright"/><text:span text:style-name="T8">2. Grant of Copyright License</text:span><text:bookmark-end text:name="copyright"/>. 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 </text:p>
            <text:p text:style-name="P8"><text:bookmark-start text:name="patent"/><text:span text:style-name="T8">3. Grant of Patent License</text:span><text:bookmark-end text:name="patent"/>.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 </text:p>
            <text:p text:style-name="P8"><text:bookmark-start text:name="redistribution"/><text:span text:style-name="T8">4. Redistribution</text:span><text:bookmark-end text:name="redistribution"/>. You may reproduce and distribute copies of the Work or Derivative Works thereof in any medium, with or without modifications, and in Source or Object form, provided that You meet the following <text:soft-page-break/>conditions: </text:p>
            <text:list xml:id="list32494359" text:style-name="WW8Num7">
              <text:list-item>
                <text:p text:style-name="P53">You must give any other recipients of the Work or Derivative Works a copy of this License; and </text:p>
              </text:list-item>
              <text:list-item>
                <text:p text:style-name="P53">You must cause any modified files to carry prominent notices stating that You changed the files; and </text:p>
              </text:list-item>
              <text:list-item>
                <text:p text:style-name="P53">You must retain, in the Source form of any Derivative Works that You distribute, all copyright, patent, trademark, and attribution notices from the Source form of the Work, excluding those notices that do not pertain to any part of the Derivative Works; and </text:p>
              </text:list-item>
              <text:list-item>
                <text:p text:style-name="P52">If the Work includes a "NOTICE" text file as part of its distribution, then 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text:s/>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 </text:p>
              </text:list-item>
            </text:list>
            <text:p text:style-name="P8"><text:bookmark-start text:name="contributions"/><text:span text:style-name="T8">5. Submission of Contributions</text:span><text:bookmark-end text:name="contributions"/>.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 </text:p>
            <text:p text:style-name="P8"><text:bookmark-start text:name="trademarks"/><text:span text:style-name="T8">6. Trademarks</text:span><text:bookmark-end text:name="trademarks"/>. This License does not grant permission to use the trade names, trademarks, service marks, or product names of the Licensor, except as required for reasonable and customary use in describing the origin of the Work and reproducing the content of the NOTICE file. </text:p>
            <text:p text:style-name="P8"><text:bookmark-start text:name="no-warranty"/><text:span text:style-name="T8">7. Disclaimer of Warranty</text:span><text:bookmark-end text:name="no-warranty"/>.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 </text:p>
            <text:p text:style-name="P8"><text:bookmark-start text:name="no-liability"/><text:span text:style-name="T8">8. Limitation of Liability</text:span><text:bookmark-end text:name="no-liability"/>.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 </text:p>
            <text:p text:style-name="P8"><text:bookmark-start text:name="additional"/><text:span text:style-name="T8">9. Accepting Warranty or Additional Liability</text:span><text:bookmark-end text:name="additional"/>.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 </text:p>
            <text:p text:style-name="P8">END OF TERMS AND CONDITIONS  </text:p>
          </table:table-cell>
        </table:table-row>
        <text:soft-page-break/>
        <table:table-row>
          <table:table-cell table:style-name="Table2.A2" office:value-type="string">
            <text:p text:style-name="P43"><text:bookmark-start text:name="_concurrent"/><text:a xlink:type="simple" xlink:href="http://gee.cs.oswego.edu/dl/classes/EDU/oswego/cs/dl/util/concurrent/intro.html">concurrent</text:a><text:bookmark-end text:name="_concurrent"/></text:p>
            <text:p text:style-name="P25">All classes are released to the public domain and may be used for any purpose</text:p>
            <text:p text:style-name="P25">whatsoever without permission or acknowledgment. Portions of the</text:p>
            <text:p text:style-name="P25">CopyOnWriteArrayList and ConcurrentReaderHashMap classes are adapted from</text:p>
            <text:p text:style-name="P25">Sun JDK source code. These are copyright of Sun Microsystems, Inc, and are</text:p>
            <text:p text:style-name="P25">used with their kind permission, as described in the following license:</text:p>
            <text:p text:style-name="P25"/>
            <text:p text:style-name="P25">===============================================================================</text:p>
            <text:p text:style-name="P25"/>
            <text:p text:style-name="P25">TECHNOLOGY LICENSE FROM SUN MICROSYSTEMS, INC.</text:p>
            <text:p text:style-name="P25">TO DOUG LEA</text:p>
            <text:p text:style-name="P25">Whereas Doug Lea desires to utlized certain Java Software technologies in the</text:p>
            <text:p text:style-name="P25">util.concurrent technology; and Whereas Sun Microsystems, Inc. (“Sun”) desires</text:p>
            <text:p text:style-name="P25">that Doug Lea utilize certain Java Software technologies in the util.concurrent</text:p>
            <text:p text:style-name="P25">technology; Therefore the parties agree as follows, effective May 31, 2002:</text:p>
            <text:p text:style-name="P25"/>
            <text:p text:style-name="P25">“Java Software technologies” means</text:p>
            <text:p text:style-name="P25">classes/java/util/ArrayList.java, and</text:p>
            <text:p text:style-name="P25">classes/java/util/HashMap.java.</text:p>
            <text:p text:style-name="P25">The Java Software technologies are Copyright (c) 1994-2000 Sun Microsystems,</text:p>
            <text:p text:style-name="P25">Inc. All rights reserved.</text:p>
            <text:p text:style-name="P25"/>
            <text:p text:style-name="P25">Sun hereby grants Doug Lea a non-exclusive, worldwide, non-transferrable</text:p>
            <text:p text:style-name="P25">license to use, reproduce, create derivate works of, and distribute the Java</text:p>
            <text:p text:style-name="P25">Software and derivative works thereof in source and binary forms as part of a</text:p>
            <text:p text:style-name="P25">larger work, and to sublicense the right to use, reproduce and distribute the</text:p>
            <text:p text:style-name="P25">Java Software and Doug Lea's derivative works as the part of larger works</text:p>
            <text:p text:style-name="P25">through multiple tiers of sublicensees provided that the following conditions</text:p>
            <text:p text:style-name="P25">are met:</text:p>
            <text:p text:style-name="P25"/>
            <text:p text:style-name="P25">-Neither the name of or trademarks of Sun may be used to endorse or</text:p>
            <text:p text:style-name="P25">promote products including or derived from the Java Software technology</text:p>
            <text:p text:style-name="P25">without specific prior written permission; and </text:p>
            <text:p text:style-name="P25">-Redistributions of source or binary code must contain the above copyright</text:p>
            <text:p text:style-name="P25">notice, this notice and and the following disclaimers:</text:p>
            <text:p text:style-name="P25"/>
            <text:p text:style-name="P25">This software is provided "AS IS," without a warranty of any kind. ALL EXPRESS</text:p>
            <text:p text:style-name="P25">OR IMPLIED CONDITIONS, REPRESENTATIONS AND WARRANTIES, INCLUDING ANY</text:p>
            <text:p text:style-name="P25">IMPLIED WARRANTY OF MERCHANTABILITY, FITNESS FOR A PARTICULAR</text:p>
            <text:p text:style-name="P25">PURPOSE OR NON-INFRINGEMENT, ARE HEREBY EXCLUDED. SUN</text:p>
            <text:p text:style-name="P25">MICROSYSTEMS, INC. AND ITS LICENSORS SHALL NOT BE LIABLE FOR ANY</text:p>
            <text:p text:style-name="P25">DAMAGES SUFFERED BY LICENSEE AS A RESULT OF USING, MODIFYING OR</text:p>
            <text:p text:style-name="P25">DISTRIBUTING THE SOFTWARE OR ITS DERIVATIVES. IN NO EVENT WILL SUN</text:p>
            <text:p text:style-name="P25">MICROSYSTEMS, INC. OR ITS LICENSORS BE LIABLE FOR ANY LOST REVENUE,</text:p>
            <text:p text:style-name="P25">PROFIT OR DATA, OR FOR DIRECT, INDIRECT, SPECIAL, CONSEQUENTIAL,</text:p>
            <text:p text:style-name="P25">INCIDENTAL OR PUNITIVE DAMAGES, HOWEVER CAUSED AND REGARDLESS OF</text:p>
            <text:p text:style-name="P25">THE THEORY OF LIABILITY, ARISING OUT OF THE USE OF OR INABILITY TO USE</text:p>
            <text:p text:style-name="P25">SOFTWARE, EVEN IF SUN MICROSYSTEMS, INC. HAS BEEN ADVISED OF THE</text:p>
            <text:p text:style-name="P25">POSSIBILITY OF SUCH DAMAGES.</text:p>
            <text:p text:style-name="P25"/>
            <text:p text:style-name="P25">You acknowledge that Software is not designed,licensed or intended for use in</text:p>
            <text:p text:style-name="P25">the design,construction, operation or maintenance of any nuclear facility.</text:p>
            <text:p text:style-name="P25"/>
          </table:table-cell>
        </table:table-row>
        <table:table-row>
          <table:table-cell table:style-name="Table2.A2" office:value-type="string">
            <text:p text:style-name="P43"><text:bookmark-start text:name="_hsqldb"/><text:a xlink:type="simple" xlink:href="http://hsqldb.org/"><text:span text:style-name="Internet_20_link"><text:span text:style-name="T14">hsqldb</text:span></text:span></text:a><text:bookmark-end text:name="_hsqldb"/></text:p>
            <text:p text:style-name="P28">ORIGINAL LICENSE (a.k.a. "hypersonic_lic.txt") For content, code, and products originally developed by Thomas Mueller and the Hypersonic SQL Group:</text:p>
            <text:p text:style-name="P29"/>
            <text:p text:style-name="P29"><text:soft-page-break/>Copyright (c) 1995-2000 by the Hypersonic SQL Group. All rights reserved. <text:s/>Redistribution and use in source and binary forms, with or without modification, are permitted provided that the following conditions are met:</text:p>
            <text:p text:style-name="P29"/>
            <text:p text:style-name="P29">Redistributions of source code must retain the above copyright notice, this list of conditions and the following disclaimer.</text:p>
            <text:p text:style-name="P29"/>
            <text:p text:style-name="P29">Redistributions in binary form must reproduce the above copyright notice, this list of conditions and the following disclaimer in the documentation and/or other materials provided with the distribution.</text:p>
            <text:p text:style-name="P29"/>
            <text:p text:style-name="P29">Neither the name of the Hypersonic SQL Group nor the names of its contributors may be used to endorse or promote products derived from this software without specific prior written permission.</text:p>
            <text:p text:style-name="P29"/>
            <text:p text:style-name="P29">THIS SOFTWARE IS PROVIDED BY THE COPYRIGHT HOLDERS AND CONTRIBUTORS "AS IS" AND ANY EXPRESS OR IMPLIED WARRANTIES, INCLUDING, BUT NOT LIMITED TO, THE IMPLIED WARRANTIES OF MERCHANTABILITY AND FITNESS FOR A PARTICULAR PURPOSE ARE DISCLAIMED. IN NO EVENT SHALL THE HYPERSONIC SQL GROUP, <text:s/>OR CONTRIBUTORS BE LIABLE FOR ANY DIRECT, INDIRECT, INCIDENTAL, SPECIAL, <text:s/>EXEMPLARY, OR CONSEQUENTIAL DAMAGES (INCLUDING, BUT NOT LIMITED TO, <text:s/>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29"/>
            <text:p text:style-name="P29">This software consists of voluntary contributions made by many individuals on behalf of the Hypersonic SQL Group.</text:p>
            <text:p text:style-name="P29"/>
            <text:p text:style-name="P28">For work added by the HSQL Development Group (a.k.a. hsqldb_lic.txt): </text:p>
            <text:p text:style-name="P29"/>
            <text:p text:style-name="P29">Copyright (c) 2001-2005, The HSQL Development Group All rights reserved.</text:p>
            <text:p text:style-name="P29"/>
            <text:p text:style-name="P29">Redistribution and use in source and binary forms, with or without modification, are permitted provided that the following conditions are met:</text:p>
            <text:p text:style-name="P29"/>
            <text:p text:style-name="P29">Redistributions of source code must retain the above copyright notice, this list of conditions and the following disclaimer.</text:p>
            <text:p text:style-name="P29"/>
            <text:p text:style-name="P29">Redistributions in binary form must reproduce the above copyright notice, this list of conditions and the following disclaimer in the documentation and/or other materials provided with the distribution.</text:p>
            <text:p text:style-name="P29"/>
            <text:p text:style-name="P29">Neither the name of the HSQL Development Group nor the names of its contributors may be used to endorse or promote products derived from this software without specific prior written permission.</text:p>
            <text:p text:style-name="P29"/>
            <text:p text:style-name="P29">THIS SOFTWARE IS PROVIDED BY THE COPYRIGHT HOLDERS AND CONTRIBUTORS "AS IS" AND ANY EXPRESS OR IMPLIED WARRANTIES, INCLUDING, BUT NOT LIMITED TO, THE IMPLIED WARRANTIES OF MERCHANTABILITY AND FITNESS FOR A PARTICULAR PURPOSE ARE DISCLAIMED. IN NO EVENT SHALL HSQL DEVELOPMENT GROUP, HSQLDB.ORG, <text:s/>OR CONTRIBUTORS BE LIABLE FOR ANY DIRECT, INDIRECT, INCIDENTAL, SPECIAL, <text:s/>EXEMPLARY, OR CONSEQUENTIAL DAMAGES (INCLUDING, BUT NOT LIMITED TO, <text:s/>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P25"> </text:p>
          </table:table-cell>
        </table:table-row>
        <table:table-row>
          <table:table-cell table:style-name="Table2.A2" office:value-type="string">
            <text:p text:style-name="P43"><text:bookmark-start text:name="_icu4j"/><text:span text:style-name="Visited_20_Internet_20_Link"><text:span text:style-name="T9">icu4j</text:span></text:span><text:bookmark-end text:name="_icu4j"/></text:p>
            <text:p text:style-name="P34"><text:span text:style-name="Normal_20__28_Web_29__20_Char"><text:span text:style-name="T10">The ICU project is licensed under the X License (see also the x.org original), which is compatible with GPL but non-copyleft. The license allows ICU to be incorporated into a wide variety of software projects using the GPL license. The X license is compatible with the GPL, while also allowing ICU to be incorporated into non-open </text:span></text:span><text:soft-page-break/><text:span text:style-name="Normal_20__28_Web_29__20_Char"><text:span text:style-name="T10">source products. .</text:span></text:span></text:p>
            <text:p text:style-name="P35"><text:span text:style-name="Normal_20__28_Web_29__20_Char"><text:span text:style-name="T10"/></text:span></text:p>
            <text:p text:style-name="P35"><text:span text:style-name="Normal_20__28_Web_29__20_Char"><text:span text:style-name="T10">ICU License - ICU 1.8.1 and later COPYRIGHT AND PERMISSION NOTICE Copyright (c) 1995-2003 International Business Machines Corporation and others All rights reserved. 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span></text:span></text:p>
            <text:p text:style-name="P35"><text:span text:style-name="Normal_20__28_Web_29__20_Char"><text:span text:style-name="T10"/></text:span></text:p>
            <text:p text:style-name="P35"><text:span text:style-name="Normal_20__28_Web_29__20_Char"><text:span text:style-name="T10">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span></text:span></text:p>
            <text:p text:style-name="P35"><text:span text:style-name="Normal_20__28_Web_29__20_Char"><text:span text:style-name="T10"/></text:span></text:p>
            <text:p text:style-name="P35"><text:span text:style-name="Normal_20__28_Web_29__20_Char"><text:span text:style-name="T10">Except as contained in this notice, the name of a copyright holder shall not be used in advertising or otherwise to promote the sale, use or other dealings in this Software without prior written authorization of the copyright holder.</text:span></text:span></text:p>
            <text:p text:style-name="P35"><text:span text:style-name="Normal_20__28_Web_29__20_Char"><text:span text:style-name="T10"/></text:span></text:p>
            <text:p text:style-name="P35"><text:span text:style-name="Normal_20__28_Web_29__20_Char"><text:span text:style-name="T10">All trademarks and registered trademarks mentioned herein are the property of <text:s/>their respective owners.</text:span></text:span></text:p>
            <text:p text:style-name="P35"><text:span text:style-name="Normal_20__28_Web_29__20_Char"><text:span text:style-name="T10"/></text:span></text:p>
            <text:p text:style-name="P24"><text:span text:style-name="Visited_20_Internet_20_Link"><text:span text:style-name="T9"/></text:span></text:p>
          </table:table-cell>
        </table:table-row>
        <table:table-row>
          <table:table-cell table:style-name="Table2.A2" office:value-type="string">
            <text:p text:style-name="P24"><text:a xlink:type="simple" xlink:href="http://jaxen.org/">j</text:a><text:bookmark-start text:name="_jaxen"/><text:a xlink:type="simple" xlink:href="http://jaxen.org/">axen</text:a></text:p>
            <text:p text:style-name="P24"><text:bookmark-end text:name="_jaxen"/><text:a xlink:type="simple" xlink:href="http://jaxen.org/">saxpath</text:a></text:p>
            <text:p text:style-name="P24"><text:a xlink:type="simple" xlink:href="http://jaxen.org/"/></text:p>
            <text:p text:style-name="P45">Copyright 2003-2006 The Werken Company. All Rights Reserved.</text:p>
            <text:p text:style-name="P13">Redistribution and use in source and binary forms, with or without</text:p>
            <text:p text:style-name="P13">modification, are permitted provided that the following conditions are</text:p>
            <text:p text:style-name="P13">met:</text:p>
            <text:p text:style-name="P13"/>
            <text:p text:style-name="P13"><text:s text:c="2"/>* Redistributions of source code must retain the above copyright</text:p>
            <text:p text:style-name="P13"><text:s text:c="4"/>notice, this list of conditions and the following disclaimer.</text:p>
            <text:p text:style-name="P13"/>
            <text:p text:style-name="P13"><text:s text:c="2"/>* Redistributions in binary form must reproduce the above copyright</text:p>
            <text:p text:style-name="P13"><text:s text:c="4"/>notice, this list of conditions and the following disclaimer in the</text:p>
            <text:p text:style-name="P13"><text:s text:c="4"/>documentation and/or other materials provided with the distribution.</text:p>
            <text:p text:style-name="P13"/>
            <text:p text:style-name="P13"><text:s text:c="2"/>* Neither the name of the Jaxen Project nor the names of its</text:p>
            <text:p text:style-name="P13"><text:s text:c="4"/>contributors may be used to endorse or promote products derived </text:p>
            <text:p text:style-name="P13"><text:s text:c="4"/>from this software without specific prior written permission.</text:p>
            <text:p text:style-name="P13"/>
            <text:p text:style-name="P13">THIS SOFTWARE IS PROVIDED BY THE COPYRIGHT HOLDERS AND CONTRIBUTORS "AS</text:p>
            <text:p text:style-name="P13">IS" AND ANY EXPRESS OR IMPLIED WARRANTIES, INCLUDING, BUT NOT LIMITED</text:p>
            <text:p text:style-name="P13">TO, THE IMPLIED WARRANTIES OF MERCHANTABILITY AND FITNESS FOR A</text:p>
            <text:p text:style-name="P13">PARTICULAR PURPOSE ARE DISCLAIMED. IN NO EVENT SHALL THE COPYRIGHT OWNER</text:p>
            <text:p text:style-name="P13">OR CONTRIBUTORS BE LIABLE FOR ANY DIRECT, INDIRECT, INCIDENTAL, SPECIAL,</text:p>
            <text:p text:style-name="P13">EXEMPLARY, OR CONSEQUENTIAL DAMAGES (INCLUDING, BUT NOT LIMITED TO,</text:p>
            <text:p text:style-name="P13">PROCUREMENT OF SUBSTITUTE GOODS OR SERVICES; LOSS OF USE, DATA, OR</text:p>
            <text:p text:style-name="P13">PROFITS; OR BUSINESS INTERRUPTION) HOWEVER CAUSED AND ON ANY THEORY OF</text:p>
            <text:p text:style-name="P13">LIABILITY, WHETHER IN CONTRACT, STRICT LIABILITY, OR TORT (INCLUDING</text:p>
            <text:p text:style-name="P13">NEGLIGENCE OR OTHERWISE) ARISING IN ANY WAY OUT OF THE USE OF THIS</text:p>
            <text:p text:style-name="P13">SOFTWARE, EVEN IF ADVISED OF THE POSSIBILITY OF SUCH DAMAGE.</text:p>
            <text:p text:style-name="P44"/>
          </table:table-cell>
        </table:table-row>
        <table:table-row>
          <table:table-cell table:style-name="Table2.A2" office:value-type="string">
            <text:p text:style-name="P44"><text:bookmark-start text:name="_jdbm"/><text:a xlink:type="simple" xlink:href="http://jdbm.sourceforge.net/">jdbm</text:a><text:bookmark-end text:name="_jdbm"/><text:soft-page-break/></text:p>
            <text:p text:style-name="P45">JDBM LICENSE v1.00</text:p>
            <text:p text:style-name="P13"/>
            <text:p text:style-name="P13">Redistribution and use of this software and associated documentation ("Software"), with or without modification, are permitted provided that the following conditions are met:</text:p>
            <text:p text:style-name="P13"/>
            <text:p text:style-name="P13">1. Redistributions of source code must retain copyright statements and notices. <text:s/>Redistributions must also contain a copy of this document.</text:p>
            <text:p text:style-name="P13"/>
            <text:p text:style-name="P13">2. Redistributions in binary form must reproduce the above copyright notice, this list of conditions and the following disclaimer in the documentation and/or other materials provided with the distribution.</text:p>
            <text:p text:style-name="P13"/>
            <text:p text:style-name="P13">3. The name "JDBM" must not be used to endorse or promote products derived from this Software without prior written permission of Cees de Groot. <text:s/>For written permission, please contact cg@cdegroot.com.</text:p>
            <text:p text:style-name="P13"/>
            <text:p text:style-name="P13">4. Products derived from this Software may not be called "JDBM" nor may "JDBM" appear in their names without prior written permission of Cees de Groot. </text:p>
            <text:p text:style-name="P13"/>
            <text:p text:style-name="P13">5. Due credit should be given to the JDBM Project (http://jdbm.sourceforge.net/).</text:p>
            <text:p text:style-name="P13"/>
            <text:p text:style-name="P13">THIS SOFTWARE IS PROVIDED BY THE JDBM PROJECT AND CONTRIBUTORS</text:p>
            <text:p text:style-name="P13">``AS IS'' AND ANY EXPRESSED OR IMPLIED WARRANTIES, INCLUDING, BUT</text:p>
            <text:p text:style-name="P13">NOT LIMITED TO, THE IMPLIED WARRANTIES OF MERCHANTABILITY AND</text:p>
            <text:p text:style-name="P13">FITNESS FOR A PARTICULAR PURPOSE ARE DISCLAIMED. <text:s/>IN NO EVENT SHALL</text:p>
            <text:p text:style-name="P13">CEES DE GROOT OR ANY CONTRIBUTORS BE LIABLE FOR ANY DIRECT,</text:p>
            <text:p text:style-name="P13">INDIRECT, INCIDENTAL, SPECIAL, EXEMPLARY, OR CONSEQUENTIAL DAMAGES</text:p>
            <text:p text:style-name="P13">(INCLUDING, BUT NOT LIMITED TO, PROCUREMENT OF SUBSTITUTE GOODS OR</text:p>
            <text:p text:style-name="P13">SERVICES; LOSS OF USE, DATA, OR PROFITS; OR BUSINESS INTERRUPTION)</text:p>
            <text:p text:style-name="P13">HOWEVER CAUSED AND ON ANY THEORY OF LIABILITY, WHETHER IN CONTRACT,</text:p>
            <text:p text:style-name="P13">STRICT LIABILITY, OR TORT (INCLUDING NEGLIGENCE OR OTHERWISE)</text:p>
            <text:p text:style-name="P13">ARISING IN ANY WAY OUT OF THE USE OF THIS SOFTWARE, EVEN IF ADVISED</text:p>
            <text:p text:style-name="P13">OF THE POSSIBILITY OF SUCH DAMAGE.</text:p>
            <text:p text:style-name="P13"/>
            <text:p text:style-name="P13">Copyright 2000 (C) Cees de Groot. All Rights Reserved.</text:p>
            <text:p text:style-name="P13">Contributions are Copyright (C) 2000 by their associated contributors.</text:p>
            <text:p text:style-name="P13"/>
          </table:table-cell>
        </table:table-row>
        <table:table-row>
          <table:table-cell table:style-name="Table2.A2" office:value-type="string">
            <text:p text:style-name="P43"><text:bookmark-start text:name="_jdom"/><text:a xlink:type="simple" xlink:href="http://www.jdom.org/"><text:span text:style-name="Internet_20_link"><text:span text:style-name="T14">jdom</text:span></text:span></text:a><text:bookmark-end text:name="_jdom"/></text:p>
            <text:p text:style-name="P25">Copyright (C) 2000-2004 Jason Hunter &amp; Brett McLaughlin. <text:s/>All rights reserved. </text:p>
            <text:p text:style-name="P25"/>
            <text:p text:style-name="P25">Redistribution and use in source and binary forms, with or without <text:s/>modification, are permitted provided that the following conditions <text:s/>are met: </text:p>
            <text:p text:style-name="P25"/>
            <text:p text:style-name="P25">1. Redistributions of source code must retain the above copyright <text:s/>notice, this list of conditions, and the following disclaimer. <text:s/>2. Redistributions in binary form must reproduce the above copyright <text:s/>notice, this list of conditions, and the disclaimer that follows <text:s/>these conditions in the documentation and/or other materials <text:s/>provided with the distribution. <text:s/>3. The name "JDOM" must not be used to endorse or promote products <text:s/>derived from this software without prior written permission. For <text:s/>written permission, please contact &lt;request_AT_jdom_DOT_org&gt;. <text:s/>4. Products derived from this software may not be called "JDOM", nor <text:s/>may "JDOM" appear in their name, without prior written permission <text:s/>from the JDOM Project Management &lt;request_AT_jdom_DOT_org&gt;. <text:s/>In addition, we request (but do not require) that you include in the <text:s/>end-user documentation provided with the redistribution and/or in the <text:s/>software itself an acknowledgement equivalent to the following:</text:p>
            <text:p text:style-name="P25"/>
            <text:p text:style-name="P25"><text:s/>"This product includes software developed by the</text:p>
            <text:p text:style-name="P25"/>
            <text:p text:style-name="P25"><text:s/>JDOM Project (http://www.jdom.org/)." <text:s/>Alternatively, the acknowledgment may be graphical using the logos <text:s/>available at http://www.jdom.org/images/logos. </text:p>
            <text:p text:style-name="P25"><text:soft-page-break/></text:p>
            <text:p text:style-name="P25">THIS SOFTWARE IS PROVIDED ``AS IS'' AND ANY EXPRESSED OR IMPLIED <text:s/>WARRANTIES, INCLUDING, BUT NOT LIMITED TO, THE IMPLIED WARRANTIES <text:s/>OF MERCHANTABILITY AND FITNESS FOR A PARTICULAR PURPOSE ARE <text:s/>DISCLAIMED. IN NO EVENT SHALL THE JDOM AUTHORS OR THE PROJECT <text:s/>CONTRIBUTORS BE LIABLE FOR ANY DIRECT, INDIRECT, INCIDENTAL, <text:s/>SPECIAL, EXEMPLARY, OR CONSEQUENTIAL DAMAGES (INCLUDING, BUT NOT <text:s/>LIMITED TO, PROCUREMENT OF SUBSTITUTE GOODS OR SERVICES; LOSS OF <text:s/>USE, DATA, OR PROFITS; OR BUSINESS INTERRUPTION) HOWEVER CAUSED AND <text:s/>ON ANY THEORY OF LIABILITY, WHETHER IN CONTRACT, STRICT LIABILITY, <text:s/>OR TORT (INCLUDING NEGLIGENCE OR OTHERWISE) ARISING IN ANY WAY OUT <text:s/>OF THE USE OF THIS SOFTWARE, EVEN IF ADVISED OF THE POSSIBILITY OF <text:s/>SUCH DAMAGE. </text:p>
            <text:p text:style-name="P25"/>
            <text:p text:style-name="P25">This software consists of voluntary contributions made by many <text:s/>individuals on behalf of the JDOM Project and was originally <text:s/>created by Jason Hunter &lt;jhunter_AT_jdom_DOT_org&gt; and <text:s/>Brett McLaughlin &lt;brett_AT_jdom_DOT_org&gt;. For more information <text:s/>on the JDOM Project, please see &lt;http://www.jdom.org/&gt;. <text:s/></text:p>
            <text:p text:style-name="P25"> </text:p>
          </table:table-cell>
        </table:table-row>
        <table:table-row>
          <table:table-cell table:style-name="Table2.A2" office:value-type="string">
            <text:p text:style-name="P24"><text:a xlink:type="simple" xlink:href="http://jena.sourceforge.net/"><text:span text:style-name="Internet_20_link"><text:span text:style-name="T9">j</text:span></text:span></text:a><text:bookmark-start text:name="_jena"/><text:a xlink:type="simple" xlink:href="http://jena.sourceforge.net/"><text:span text:style-name="Internet_20_link"><text:span text:style-name="T9">ena</text:span></text:span></text:a></text:p>
            <text:p text:style-name="P24"><text:bookmark-end text:name="_jena"/><text:a xlink:type="simple" xlink:href="http://jena.sourceforge.net/ARQ">arq</text:a></text:p>
            <text:p text:style-name="P24"><text:a xlink:type="simple" xlink:href="http://jena.sourceforge.net/"><text:span text:style-name="Internet_20_link"><text:span text:style-name="T14">iri</text:span></text:span></text:a></text:p>
            <text:p text:style-name="P24"><text:a xlink:type="simple" xlink:href="http://jena.sourceforge.net/"><text:span text:style-name="Internet_20_link"><text:span text:style-name="T14"/></text:span></text:a></text:p>
            <text:p text:style-name="P48">Unless otherwise noted, the following copyright statement applies:</text:p>
            <text:section text:style-name="Sect1" text:name="main">
              <text:section text:style-name="Sect1" text:name="content">
                <text:p text:style-name="P49"/>
                <text:p text:style-name="P49">© Copyright 2000, 2001, 2002, 2003, 2004, 2005, 2006, 2007 Hewlett-Packard Development Company, LP</text:p>
                <text:p text:style-name="P49">Redistribution and use in source and binary forms, with or without modification, are permitted provided that the following conditions are met: </text:p>
                <text:list xml:id="list32494491" text:style-name="L1">
                  <text:list-item>
                    <text:p text:style-name="P59">Redistributions of source code must retain the above copyright notice, this list of conditions and the following disclaimer. </text:p>
                  </text:list-item>
                  <text:list-item>
                    <text:p text:style-name="P59">Redistributions in binary form must reproduce the above copyright notice, this list of conditions and the following disclaimer in the documentation and/or other materials provided with the distribution. </text:p>
                  </text:list-item>
                  <text:list-item>
                    <text:p text:style-name="P55">The name of the author may not be used to endorse or promote products derived from this software without specific prior written permission. </text:p>
                  </text:list-item>
                </text:list>
                <text:p text:style-name="P49">THIS SOFTWARE IS PROVIDED BY THE AUTHOR ``AS IS'' AND ANY EXPRESS OR IMPLIED WARRANTIES, INCLUDING, BUT NOT LIMITED TO, THE IMPLIED WARRANTIES OF MERCHANTABILITY AND FITNESS FOR A PARTICULAR PURPOSE ARE DISCLAIMED. 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P49"/>
                <text:p text:style-name="Text_20_body"><text:span text:style-name="T9">Jena includes software developed by the Apache Software Foundation (</text:span><text:a xlink:type="simple" xlink:href="http://www.apache.org/"><text:span text:style-name="T9">http://www.apache.org/</text:span></text:a><text:span text:style-name="T9">).</text:span></text:p>
                <text:p text:style-name="Text_20_body"><text:span text:style-name="T9">Jena is built on top of other sub-systems which we gratefully acknowledge: </text:span><text:a xlink:type="simple" xlink:href="http://jena.sourceforge.net/Licenses/index.html"><text:span text:style-name="T9">details of these systems and their version numbers</text:span></text:a><text:span text:style-name="T9">. details of these systems and their version numbers</text:span></text:p>
                <text:list xml:id="list32467765" text:style-name="L2">
                  <text:list-item>
                    <text:p text:style-name="P60"><text:a xlink:type="simple" xlink:href="http://xml.apache.org/xerces2-j/"><text:span text:style-name="T9">Xerces</text:span></text:a><text:span text:style-name="T9"> </text:span></text:p>
                  </text:list-item>
                  <text:list-item>
                    <text:p text:style-name="P60"><text:a xlink:type="simple" xlink:href="http://www.junit.org/"><text:span text:style-name="T9">JUnit</text:span></text:a><text:span text:style-name="T9"> </text:span></text:p>
                  </text:list-item>
                  <text:list-item>
                    <text:p text:style-name="P60"><text:a xlink:type="simple" xlink:href="http://jakarta.apache.org/oro/"><text:span text:style-name="T9">Jakarta ORO</text:span></text:a><text:span text:style-name="T9"> </text:span></text:p>
                  </text:list-item>
                  <text:list-item>
                    <text:p text:style-name="P60"><text:a xlink:type="simple" xlink:href="http://oss.software.ibm.com/icu4j/"><text:span text:style-name="T9">ICU4J</text:span></text:a><text:span text:style-name="T9"> </text:span></text:p>
                  </text:list-item>
                  <text:list-item>
                    <text:p text:style-name="P56"><text:a xlink:type="simple" xlink:href="http://gee.cs.oswego.edu/dl/classes/EDU/oswego/cs/dl/util/concurrent/"><text:span text:style-name="T9">util.concurrent</text:span></text:a><text:span text:style-name="T9"> from </text:span><text:a xlink:type="simple" xlink:href="http://gee.cs.oswego.edu/dl"><text:span text:style-name="T9">Doug Lea</text:span></text:a><text:span text:style-name="T9"> </text:span></text:p>
                  </text:list-item>
                </text:list>
              </text:section>
            </text:section>
            <text:p text:style-name="Standard"><text:span text:style-name="Internet_20_link"><text:span text:style-name="T9"/></text:span></text:p>
          </table:table-cell>
        </table:table-row>
        <table:table-row>
          <table:table-cell table:style-name="Table2.A2" office:value-type="string">
            <text:p text:style-name="P43"><text:bookmark-start text:name="_junit"/><text:a xlink:type="simple" xlink:href="http://junit.org/index.htm"><text:span text:style-name="Internet_20_link"><text:span text:style-name="T14">junit</text:span></text:span></text:a><text:bookmark-end text:name="_junit"/></text:p>
            <text:p text:style-name="P25">Common Public License Version 1.0 </text:p>
            <text:p text:style-name="P25"/>
            <text:p text:style-name="P25"><text:soft-page-break/>THE ACCOMPANYING PROGRAM IS PROVIDED UNDER THE TERMS OF THIS COMMON PUBLIC <text:s/>LICENSE ("AGREEMENT"). ANY USE, REPRODUCTION OR DISTRIBUTION OF THE PROGRAM <text:s/>CONSTITUTES RECIPIENT'S ACCEPTANCE OF THIS AGREEMENT. </text:p>
            <text:p text:style-name="P25"/>
            <text:p text:style-name="P25">1. DEFINITIONS <text:s/>"Contribution" means:</text:p>
            <text:p text:style-name="P25"/>
            <text:p text:style-name="P25"><text:s/>a) in the case of the initial Contributor, the initial code and <text:s/>documentation distributed under this Agreement, and</text:p>
            <text:p text:style-name="P25"/>
            <text:p text:style-name="P25"><text:s/>b) in the case of each subsequent Contributor:</text:p>
            <text:p text:style-name="P25"/>
            <text:p text:style-name="P25"><text:s/>i) changes to the Program, and</text:p>
            <text:p text:style-name="P25"/>
            <text:p text:style-name="P25"><text:s/>ii) additions to the Program;</text:p>
            <text:p text:style-name="P25"/>
            <text:p text:style-name="P25"><text:s/>where such changes and/or additions to the Program originate from and are <text:s/>distributed by that particular Contributor. A Contribution 'originates' from a <text:s/>Contributor if it was added to the Program by such Contributor itself or anyone <text:s/>acting on such Contributor's behalf. Contributions do not include additions to <text:s/>the Program which: (i) are separate modules of software distributed in <text:s/>conjunction with the Program under their own license agreement, and (ii) are not <text:s/>derivative works of the Program. </text:p>
            <text:p text:style-name="P25"/>
            <text:p text:style-name="P25">"Contributor" means any person or entity that distributes the Program. </text:p>
            <text:p text:style-name="P25"/>
            <text:p text:style-name="P25">"Licensed Patents " mean patent claims licensable by a Contributor which are <text:s/>necessarily infringed by the use or sale of its Contribution alone or when <text:s/>combined with the Program. </text:p>
            <text:p text:style-name="P25"/>
            <text:p text:style-name="P25">"Program" means the Contributions distributed in accordance with this Agreement. </text:p>
            <text:p text:style-name="P25"/>
            <text:p text:style-name="P25">"Recipient" means anyone who receives the Program under this Agreement, <text:s/>including all Contributors. </text:p>
            <text:p text:style-name="P25"/>
            <text:p text:style-name="P25">2. GRANT OF RIGHTS <text:s/>a) Subject to the terms of this Agreement, each Contributor hereby grants <text:s/>Recipient a non-exclusive, worldwide, royalty-free copyright license to <text:s/>reproduce, prepare derivative works of, publicly display, publicly perform, <text:s/>distribute and sublicense the Contribution of such Contributor, if any, and such <text:s/>derivative works, in source code and object code form.</text:p>
            <text:p text:style-name="P25"/>
            <text:p text:style-name="P25"><text:s/>b) Subject to the terms of this Agreement, each Contributor hereby grants <text:s/>Recipient a non-exclusive, worldwide, royalty-free patent license under Licensed <text:s/>Patents to make, use, sell, offer to sell, import and otherwise transfer the <text:s/>Contribution of such Contributor, if any, in source code and object code form. <text:s/>This patent license shall apply to the combination of the Contribution and the <text:s/>Program if, at the time the Contribution is added by the Contributor, such <text:s/>addition of the Contribution causes such combination to be covered by the <text:s/>Licensed Patents. The patent license shall not apply to any other combinations <text:s/>which include the Contribution. No hardware per se is licensed hereunder.</text:p>
            <text:p text:style-name="P25"/>
            <text:p text:style-name="P25"><text:s/>c) Recipient understands that although each Contributor grants the licenses <text:s/>to its Contributions set forth herein, no assurances are provided by any <text:s/>Contributor that the Program does not infringe the patent or other intellectual <text:s/>property rights of any other entity. Each Contributor disclaims any liability to <text:s/>Recipient for claims brought by any other entity based on infringement of <text:s/>intellectual property rights or otherwise. As a condition to exercising the <text:s/>rights and licenses granted hereunder, each Recipient hereby assumes sole <text:s/>responsibility to secure any other intellectual property rights needed, if any. <text:s/>For example, if a third party patent license is required to allow Recipient to <text:s/>distribute the Program, it is Recipient's responsibility to acquire that license <text:s/>before distributing the Program.</text:p>
            <text:p text:style-name="P25"/>
            <text:p text:style-name="P25"><text:s/>d) Each Contributor represents that to its knowledge it has sufficient <text:s/>copyright rights in its Contribution, if any, to grant the copyright license set <text:s/>forth in this Agreement. </text:p>
            <text:p text:style-name="P25"/>
            <text:p text:style-name="P25">3. REQUIREMENTS <text:s/>A Contributor may choose to distribute the Program in object code form under its <text:s/>own license agreement, provided that:</text:p>
            <text:p text:style-name="P25"/>
            <text:p text:style-name="P25"><text:s/>a) it complies with the terms and conditions of this Agreement; and</text:p>
            <text:p text:style-name="P25"/>
            <text:p text:style-name="P25"><text:s/>b) its license agreement:</text:p>
            <text:p text:style-name="P25"><text:soft-page-break/></text:p>
            <text:p text:style-name="P25"><text:s/>i) effectively disclaims on behalf of all Contributors all warranties and <text:s/>conditions, express and implied, including warranties or conditions of title and <text:s/>non-infringement, and implied warranties or conditions of merchantability and <text:s/>fitness for a particular purpose;</text:p>
            <text:p text:style-name="P25"/>
            <text:p text:style-name="P25"><text:s/>ii) effectively excludes on behalf of all Contributors all liability for <text:s/>damages, including direct, indirect, special, incidental and consequential <text:s/>damages, such as lost profits;</text:p>
            <text:p text:style-name="P25"/>
            <text:p text:style-name="P25"><text:s/>iii) states that any provisions which differ from this Agreement are offered <text:s/>by that Contributor alone and not by any other party; and</text:p>
            <text:p text:style-name="P25"/>
            <text:p text:style-name="P25"><text:s/>iv) states that source code for the Program is available from such <text:s/>Contributor, and informs licensees how to obtain it in a reasonable manner on or <text:s/>through a medium customarily used for software exchange. </text:p>
            <text:p text:style-name="P25"/>
            <text:p text:style-name="P25">When the Program is made available in source code form:</text:p>
            <text:p text:style-name="P25"/>
            <text:p text:style-name="P25"><text:s/>a) it must be made available under this Agreement; and</text:p>
            <text:p text:style-name="P25"/>
            <text:p text:style-name="P25"><text:s/>b) a copy of this Agreement must be included with each copy of the Program. </text:p>
            <text:p text:style-name="P25"/>
            <text:p text:style-name="P25">Contributors may not remove or alter any copyright notices contained within the <text:s/>Program. </text:p>
            <text:p text:style-name="P25"/>
            <text:p text:style-name="P25">Each Contributor must identify itself as the originator of its Contribution, if <text:s/>any, in a manner that reasonably allows subsequent Recipients to identify the <text:s/>originator of the Contribution. </text:p>
            <text:p text:style-name="P25"/>
            <text:p text:style-name="P25">4. COMMERCIAL DISTRIBUTION <text:s/>Commercial distributors of software may accept certain responsibilities with <text:s/>respect to end users, business partners and the like. While this license is <text:s/>intended to facilitate the commercial use of the Program, the Contributor who <text:s/>includes the Program in a commercial product offering should do so in a manner <text:s/>which does not create potential liability for other Contributors. Therefore, if <text:s/>a Contributor includes the Program in a commercial product offering, such <text:s/>Contributor ("Commercial Contributor") hereby agrees to defend and indemnify <text:s/>every other Contributor ("Indemnified Contributor") against any losses, damages <text:s/>and costs (collectively "Losses") arising from claims, lawsuits and other legal <text:s/>actions brought by a third party against the Indemnified Contributor to the <text:s/>extent caused by the acts or omissions of such Commercial Contributor in <text:s/>connection with its distribution of the Program in a commercial product <text:s/>offering. The obligations in this section do not apply to any claims or Losses <text:s/>relating to any actual or alleged intellectual property infringement. In order <text:s/>to qualify, an Indemnified Contributor must: a) promptly notify the Commercial <text:s/>Contributor in writing of such claim, and b) allow the Commercial Contributor to <text:s/>control, and cooperate with the Commercial Contributor in, the defense and any <text:s/>related settlement negotiations. The Indemnified Contributor may participate in <text:s/>any such claim at its own expense. </text:p>
            <text:p text:style-name="P25"/>
            <text:p text:style-name="P25">For example, a Contributor might include the Program in a commercial product <text:s/>offering, Product X. That Contributor is then a Commercial Contributor. If that <text:s/>Commercial Contributor then makes performance claims, or offers warranties <text:s/>related to Product X, those performance claims and warranties are such <text:s/>Commercial Contributor's responsibility alone. Under this section, the <text:s/>Commercial Contributor would have to defend claims against the other <text:s/>Contributors related to those performance claims and warranties, and if a court <text:s/>requires any other Contributor to pay any damages as a result, the Commercial <text:s/>Contributor must pay those damages. </text:p>
            <text:p text:style-name="P25"/>
            <text:p text:style-name="P25">5. NO WARRANTY <text:s/>EXCEPT AS EXPRESSLY SET FORTH IN THIS AGREEMENT, THE PROGRAM IS PROVIDED ON AN <text:s/>"AS IS" BASIS, WITHOUT WARRANTIES OR CONDITIONS OF ANY KIND, EITHER EXPRESS OR <text:s/>IMPLIED INCLUDING, WITHOUT LIMITATION, ANY WARRANTIES OR CONDITIONS OF TITLE, <text:s/>NON-INFRINGEMENT, MERCHANTABILITY OR FITNESS FOR A PARTICULAR PURPOSE. Each <text:s/>Recipient is solely responsible for determining the appropriateness of using and <text:s/>distributing the Program and assumes all risks associated with its exercise of <text:s/>rights under this Agreement, including but not limited to the risks and costs of <text:s/>program errors, compliance with applicable laws, damage to or loss of data, <text:s/>programs or equipment, and unavailability or interruption of operations. </text:p>
            <text:p text:style-name="P25"/>
            <text:p text:style-name="P25">6. DISCLAIMER OF LIABILITY <text:s/>EXCEPT AS EXPRESSLY SET FORTH IN THIS AGREEMENT, NEITHER RECIPIENT NOR ANY <text:s/>CONTRIBUTORS SHALL HAVE ANY LIABILITY FOR ANY DIRECT, INDIRECT, INCIDENTAL, <text:s/>SPECIAL, EXEMPLARY, OR CONSEQUENTIAL DAMAGES (INCLUDING WITHOUT <text:soft-page-break/>LIMITATION LOST <text:s/>PROFITS), HOWEVER CAUSED AND ON ANY THEORY OF LIABILITY, WHETHER IN CONTRACT, <text:s/>STRICT LIABILITY, OR TORT (INCLUDING NEGLIGENCE OR OTHERWISE) ARISING IN ANY WAY <text:s/>OUT OF THE USE OR DISTRIBUTION OF THE PROGRAM OR THE EXERCISE OF ANY RIGHTS <text:s/>GRANTED HEREUNDER, EVEN IF ADVISED OF THE POSSIBILITY OF SUCH DAMAGES. </text:p>
            <text:p text:style-name="P25"/>
            <text:p text:style-name="P25">7. GENERAL <text:s/>If any provision of this Agreement is invalid or unenforceable under applicable <text:s/>law, it shall not affect the validity or enforceability of the remainder of the <text:s/>terms of this Agreement, and without further action by the parties hereto, such <text:s/>provision shall be reformed to the minimum extent necessary to make such <text:s/>provision valid and enforceable. </text:p>
            <text:p text:style-name="P25"/>
            <text:p text:style-name="P25">If Recipient institutes patent litigation against a Contributor with respect to <text:s/>a patent applicable to software (including a cross-claim or counterclaim in a <text:s/>lawsuit), then any patent licenses granted by that Contributor to such Recipient <text:s/>under this Agreement shall terminate as of the date such litigation is filed. In <text:s/>addition, if Recipient institutes patent litigation against any entity <text:s/>(including a cross-claim or counterclaim in a lawsuit) alleging that the Program <text:s/>itself (excluding combinations of the Program with other software or hardware) <text:s/>infringes such Recipient's patent(s), then such Recipient's rights granted under <text:s/>Section 2(b) shall terminate as of the date such litigation is filed. </text:p>
            <text:p text:style-name="P25"/>
            <text:p text:style-name="P25">All Recipient's rights under this Agreement shall terminate if it fails to <text:s/>comply with any of the material terms or conditions of this Agreement and does <text:s/>not cure such failure in a reasonable period of time after becoming aware of <text:s/>such noncompliance. If all Recipient's rights under this Agreement terminate, <text:s/>Recipient agrees to cease use and distribution of the Program as soon as <text:s/>reasonably practicable. However, Recipient's obligations under this Agreement <text:s/>and any licenses granted by Recipient relating to the Program shall continue and <text:s/>survive. </text:p>
            <text:p text:style-name="P25"/>
            <text:p text:style-name="P25">Everyone is permitted to copy and distribute copies of this Agreement, but in <text:s/>order to avoid inconsistency the Agreement is copyrighted and may only be <text:s/>modified in the following manner. The Agreement Steward reserves the right to <text:s/>publish new versions (including revisions) of this Agreement from time to time. <text:s/>No one other than the Agreement Steward has the right to modify this Agreement. <text:s/>IBM is the initial Agreement Steward. IBM may assign the responsibility to serve <text:s/>as the Agreement Steward to a suitable separate entity. Each new version of the <text:s/>Agreement will be given a distinguishing version number. The Program (including <text:s/>Contributions) may always be distributed subject to the version of the Agreement <text:s/>under which it was received. In addition, after a new version of the Agreement <text:s/>is published, Contributor may elect to distribute the Program (including its <text:s/>Contributions) under the new version. Except as expressly stated in Sections <text:s/>2(a) and 2(b) above, Recipient receives no rights or licenses to the <text:s/>intellectual property of any Contributor under this Agreement, whether <text:s/>expressly, by implication, estoppel or otherwise. All rights in the Program not <text:s/>expressly granted under this Agreement are reserved. </text:p>
            <text:p text:style-name="P25"/>
            <text:p text:style-name="P25">This Agreement is governed by the laws of the State of New York and the <text:s/>intellectual property laws of the United States of America. No party to this <text:s/>Agreement will bring a legal action under this Agreement more than one year <text:s/>after the cause of action arose. Each party waives its rights to a jury trial in <text:s/>any resulting litigation. <text:s/></text:p>
            <text:p text:style-name="P25"> </text:p>
          </table:table-cell>
        </table:table-row>
        <table:table-row>
          <table:table-cell table:style-name="Table2.A2" office:value-type="string">
            <text:p text:style-name="P24"><text:bookmark-start text:name="_org-eclipse-core-runtime1"/><text:a xlink:type="simple" xlink:href="http://www.eclipse.org/">org.eclipse</text:a><text:bookmark-end text:name="_org-eclipse-core-runtime1"/>.core.commands</text:p>
            <text:p text:style-name="P24"><text:bookmark-start text:name="_org-eclipse-core-runtime"/><text:a xlink:type="simple" xlink:href="http://www.eclipse.org/">org.eclipse</text:a><text:bookmark-end text:name="_org-eclipse-core-runtime"/>.core.runtime</text:p>
            <text:p text:style-name="P24"><text:bookmark-start text:name="_org-eclipse-emf-common"/><text:a xlink:type="simple" xlink:href="http://www.eclipse.org/emf">org.eclipse.emf</text:a>.common</text:p>
            <text:p text:style-name="P46"><text:bookmark-end text:name="_org-eclipse-emf-common"/><text:a xlink:type="simple" xlink:href="http://www.eclipse.org/emf">org.eclipse.emf.</text:a>ecore.xmi</text:p>
            <text:p text:style-name="P46"><text:a xlink:type="simple" xlink:href="http://www.eclipse.org/equinox/">org.eclipse.equinox</text:a>.common</text:p>
            <text:p text:style-name="P46"><text:a xlink:type="simple" xlink:href="http://www.eclipse.org/equinox/">org.eclipse.equinox.</text:a>preferences</text:p>
            <text:p text:style-name="P24"/>
            <text:p text:style-name="P41"><text:span text:style-name="T8">License</text:span> </text:p>
            <text:p text:style-name="P25"/>
            <text:p text:style-name="P25">The Eclipse Foundation makes available all content in this plug-in ("Content"). Unless otherwise indicated below, the Content is provided to you under the terms and conditions of the Eclipse Public License Version 1.0 ("EPL"). A copy of the EPL is available at <text:a xlink:type="simple" xlink:href="http://www.eclipse.org/legal/epl-v10.html"><text:span text:style-name="T9">http://www.eclipse.org/legal/epl-v10.html</text:span></text:a>. For purposes of the EPL, "Program" will mean the Content.</text:p>
            <text:p text:style-name="P25"/>
            <text:p text:style-name="P25">If you did not receive this Content directly from the Eclipse Foundation, the Content is being redistributed by another party ("Redistributor") and different terms and conditions may apply to your use of any object code in the Content. <text:s/>Check the Redistributor's license that was provided with the Content. If no such license exists, contact the Redistributor. Unless otherwise indicated below, the terms and conditions of the EPL still apply to any source code <text:soft-page-break/>in the Content and such source code may be obtained at <text:s/><text:a xlink:type="simple" xlink:href="http://www.eclipse.org/"><text:span text:style-name="T9">http://www.eclipse.org</text:span></text:a><text:span text:style-name="T9">.</text:span></text:p>
            <text:p text:style-name="P25"/>
          </table:table-cell>
        </table:table-row>
        <table:table-row>
          <table:table-cell table:style-name="Table2.A2" office:value-type="string">
            <text:p text:style-name="P43"><text:bookmark-start text:name="_org-eclipse-emf-ecore"/><text:a xlink:type="simple" xlink:href="http://www.eclipse.org/emf">org.eclipse.emf</text:a>.ecore<text:bookmark-end text:name="_org-eclipse-emf-ecore"/></text:p>
            <text:p text:style-name="P42">License</text:p>
            <text:p text:style-name="P36"/>
            <text:p text:style-name="P36">The Eclipse Foundation makes available all content in this plug-in ("Content"). Unless otherwise indicated below, the Content is provided to you under the terms and conditions of the Eclipse Public License Version 1.0 ("EPL"). A copy of the EPL is available at http://www.eclipse.org/legal/epl-v10.html. For purposes of the EPL, "Program" will mean the Content.</text:p>
            <text:p text:style-name="P36"/>
            <text:p text:style-name="P36">If you did not receive this Content directly from the Eclipse Foundation, the Content is being redistributed by another party ("Redistributor") and different terms and conditions may apply to your use of any object code in the Content. Check the Redistributor's license that was provided with the Content. If no such license exists, contact the Redistributor. Unless otherwise indicated below, the terms and conditions of the EPL still apply to any source code in the Content and such source code may be obtained at <text:a xlink:type="simple" xlink:href="http://www.eclipse.org/">http://www.eclipse.org</text:a>.</text:p>
            <text:p text:style-name="P36"/>
            <text:p text:style-name="P37">Third Party Content</text:p>
            <text:p text:style-name="P36"/>
            <text:p text:style-name="P36">The Content includes items that have been sourced from third parties as set out below. If you did not receive this Content directly from the Eclipse Foundation, the following is provided for informational purposes only, and you should look to the Redistributor's license for terms and conditions of use.</text:p>
            <text:p text:style-name="P36"/>
            <text:p text:style-name="P39">XML4J 4.3</text:p>
            <text:p text:style-name="P39"/>
            <text:p text:style-name="P39">The plug-in is based on XML4J which is based on Xerces developed by The Apache Software Foundation as part of the Apache XML project. Therefore:</text:p>
            <text:p text:style-name="P39"/>
            <text:p text:style-name="P39"><text:s text:c="4"/>This product includes software developed by the Apache Software Foundation</text:p>
            <text:p text:style-name="P39"><text:s text:c="4"/>(http://www.apache.org/).</text:p>
            <text:p text:style-name="P39"/>
            <text:p text:style-name="P39">The following classes in the plug-in JAR:</text:p>
            <text:p text:style-name="P39"/>
            <text:p text:style-name="P39"><text:s text:c="4"/>* org.eclipse.emf.ecore.xml.type.internal.DataValue</text:p>
            <text:p text:style-name="P39"><text:s text:c="4"/>* org.eclipse.emf.ecore.xml.type.internal.RegEx</text:p>
            <text:p text:style-name="P39"><text:s text:c="4"/>* org.eclipse.emf.ecore.xml.type.internal.XMLCalendar</text:p>
            <text:p text:style-name="P39"><text:s text:c="4"/>* org.eclipse.emf.ecore.xml.type.internal.XMLDuration</text:p>
            <text:p text:style-name="P39"/>
            <text:p text:style-name="P39">are based on code from the following packages in XML4J:</text:p>
            <text:p text:style-name="P39"/>
            <text:p text:style-name="P39"><text:s text:c="4"/>* org.apache.xerces.impl.xpath.regex</text:p>
            <text:p text:style-name="P39"><text:s text:c="4"/>* org.apache.xerces.util</text:p>
            <text:p text:style-name="P39"><text:s text:c="4"/>* org.apache.xerces.impl.dv</text:p>
            <text:p text:style-name="P39"><text:s text:c="4"/>* org.apache.xerces.impl.dv.util</text:p>
            <text:p text:style-name="P39"><text:s text:c="4"/>* org.apache.xerces.impl.dv.xs</text:p>
            <text:p text:style-name="P39"/>
            <text:p text:style-name="P39">and shall be defined as the "XML4J Derivative Work."</text:p>
            <text:p text:style-name="P39"/>
            <text:p text:style-name="P39">The XMLJ Derivative Work binary code can be found in the plug-in JAR in the following files:</text:p>
            <text:p text:style-name="P39"/>
            <text:p text:style-name="P39"><text:s text:c="4"/>* org\eclipse\emf\ecore\xml\type\internal\DataValue.class</text:p>
            <text:p text:style-name="P39"><text:s text:c="4"/>* org\eclipse\emf\ecore\xml\type\internal\RegEx.class</text:p>
            <text:p text:style-name="P39"><text:s text:c="4"/>* org\eclipse\emf\ecore\xml\type\internal\XMLCalendar.class</text:p>
            <text:p text:style-name="P39"><text:s text:c="4"/>* org\eclipse\emf\ecore\xml\type\internal\XMLDuration.class</text:p>
            <text:p text:style-name="P39"/>
            <text:p text:style-name="P39">The XMLJ Derivative Work source code can be found in src.zip in the following files:</text:p>
            <text:p text:style-name="P39"/>
            <text:p text:style-name="P39"><text:s text:c="4"/>* org\eclipse\emf\ecore\xml\type\internal\DataValue.java</text:p>
            <text:p text:style-name="P39"><text:s text:c="4"/>* org\eclipse\emf\ecore\xml\type\internal\RegEx.java</text:p>
            <text:p text:style-name="P39"><text:s text:c="4"/>* org\eclipse\emf\ecore\xml\type\internal\XMLCalendar.java</text:p>
            <text:p text:style-name="P39"><text:s text:c="4"/>* org\eclipse\emf\ecore\xml\type\internal\XMLDuration.java</text:p>
            <text:p text:style-name="P39"><text:soft-page-break/></text:p>
            <text:p text:style-name="P39">The XML4J Derivative Work is:</text:p>
            <text:p text:style-name="P39"/>
            <text:p text:style-name="P39"><text:s text:c="4"/>Copyright (c) 1999-2004 The Apache Software Foundation. All rights reserved.</text:p>
            <text:p text:style-name="P39"/>
            <text:p text:style-name="P39">Your use of the XML4J Derivative Work is subject to the terms and conditions of the Apache Software License which is available at http://xml.apache.org/dist/LICENSE.txt. More specifically:</text:p>
            <text:p text:style-name="P39"/>
            <text:p text:style-name="P39"><text:s text:c="4"/>1. Redistributions of source code must retain the above copyright</text:p>
            <text:p text:style-name="P39"><text:s text:c="4"/>notice, this list of conditions and the following disclaimer.</text:p>
            <text:p text:style-name="P39"/>
            <text:p text:style-name="P39"><text:s text:c="4"/>2. Redistributions in binary form must reproduce the above copyright</text:p>
            <text:p text:style-name="P39"><text:s text:c="4"/>notice, this list of conditions and the following disclaimer in</text:p>
            <text:p text:style-name="P39"><text:s text:c="4"/>the documentation and/or other materials provided with the</text:p>
            <text:p text:style-name="P39"><text:s text:c="4"/>distribution.</text:p>
            <text:p text:style-name="P39"/>
            <text:p text:style-name="P39"><text:s text:c="4"/>3. The end-user documentation included with the redistribution,</text:p>
            <text:p text:style-name="P39"><text:s text:c="4"/>if any, must include the following acknowledgment:</text:p>
            <text:p text:style-name="P39"/>
            <text:p text:style-name="P39"><text:s text:c="8"/>"This product includes software developed by the</text:p>
            <text:p text:style-name="P39"><text:s text:c="8"/>Apache Software Foundation (http://www.apache.org/)."</text:p>
            <text:p text:style-name="P39"/>
            <text:p text:style-name="P39"><text:s text:c="4"/>Alternately, this acknowledgment may appear in the software itself,</text:p>
            <text:p text:style-name="P39"><text:s text:c="4"/>if and wherever such third-party acknowledgments normally appear.</text:p>
            <text:p text:style-name="P39"/>
            <text:p text:style-name="P39"><text:s text:c="4"/>4. The names "Xerces" and "Apache Software Foundation" must</text:p>
            <text:p text:style-name="P39"><text:s text:c="4"/>not be used to endorse or promote products derived from this</text:p>
            <text:p text:style-name="P39"><text:s text:c="4"/>software without prior written permission. For written</text:p>
            <text:p text:style-name="P39"><text:s text:c="4"/>permission, please contact apache@apache.org.</text:p>
            <text:p text:style-name="P39"/>
            <text:p text:style-name="P39"><text:s text:c="4"/>5. Products derived from this software may not be called "Apache",</text:p>
            <text:p text:style-name="P39"><text:s text:c="4"/>nor may "Apache" appear in their name, without prior written</text:p>
            <text:p text:style-name="P39"><text:s text:c="4"/>permission of the Apache Software Foundation.</text:p>
            <text:p text:style-name="P39"/>
            <text:p text:style-name="P39"><text:s text:c="4"/>THIS SOFTWARE IS PROVIDED ``AS IS'' AND ANY EXPRESSED OR IMPLIED</text:p>
            <text:p text:style-name="P39"><text:s text:c="4"/>WARRANTIES, INCLUDING, BUT NOT LIMITED TO, THE IMPLIED WARRANTIES</text:p>
            <text:p text:style-name="P39"><text:s text:c="4"/>OF MERCHANTABILITY AND FITNESS FOR A PARTICULAR PURPOSE ARE</text:p>
            <text:p text:style-name="P39"><text:s text:c="4"/>DISCLAIMED. IN NO EVENT SHALL THE APACHE SOFTWARE FOUNDATION OR</text:p>
            <text:p text:style-name="P39"><text:s text:c="4"/>ITS CONTRIBUTORS BE LIABLE FOR ANY DIRECT, INDIRECT, INCIDENTAL,</text:p>
            <text:p text:style-name="P39"><text:s text:c="4"/>SPECIAL, EXEMPLARY, OR CONSEQUENTIAL DAMAGES (INCLUDING, BUT NOT</text:p>
            <text:p text:style-name="P39"><text:s text:c="4"/>LIMITED TO, PROCUREMENT OF SUBSTITUTE GOODS OR SERVICES; LOSS OF</text:p>
            <text:p text:style-name="P39"><text:s text:c="4"/>USE, DATA, OR PROFITS; OR BUSINESS INTERRUPTION) HOWEVER CAUSED AND</text:p>
            <text:p text:style-name="P39"><text:s text:c="4"/>ON ANY THEORY OF LIABILITY, WHETHER IN CONTRACT, STRICT LIABILITY,</text:p>
            <text:p text:style-name="P39"><text:s text:c="4"/>OR TORT (INCLUDING NEGLIGENCE OR OTHERWISE) ARISING IN ANY WAY OUT</text:p>
            <text:p text:style-name="P39"><text:s text:c="4"/>OF THE USE OF THIS SOFTWARE, EVEN IF ADVISED OF THE POSSIBILITY OF</text:p>
            <text:p text:style-name="P39"><text:s text:c="4"/>SUCH DAMAGE. </text:p>
            <text:p text:style-name="P36"/>
          </table:table-cell>
        </table:table-row>
        <table:table-row>
          <table:table-cell table:style-name="Table2.A2" office:value-type="string">
            <text:p text:style-name="P43"><text:bookmark-start text:name="_org-eclipse-osgi"/><text:a xlink:type="simple" xlink:href="http://www.eclipse.org/osgi/">org.eclipse.osgi </text:a><text:bookmark-end text:name="_org-eclipse-osgi"/></text:p>
            <text:p text:style-name="P42">License</text:p>
            <text:p text:style-name="P36"/>
            <text:p text:style-name="P36">The Eclipse Foundation makes available all content in this plug-in ("Content"). Unless otherwise indicated below, the Content is provided to you under the terms and conditions of the Eclipse Public License Version 1.0 ("EPL"). A copy of the EPL is available at http://www.eclipse.org/legal/epl-v10.html. For purposes of the EPL, "Program" will mean the Content.</text:p>
            <text:p text:style-name="P36"/>
            <text:p text:style-name="P36">If you did not receive this Content directly from the Eclipse Foundation, the Content is being redistributed by another party ("Redistributor") and different terms and conditions may apply to your use of any object code in the Content. Check the Redistributor's license that was provided with the Content. If no such license exists, contact the Redistributor. Unless otherwise indicated below, the terms and conditions of the EPL still apply to any source code in the Content and such source code may be obtained at <text:a xlink:type="simple" xlink:href="http://www.eclipse.org/">http://www.eclipse.org</text:a>.</text:p>
            <text:p text:style-name="P36"><text:soft-page-break/></text:p>
            <text:p text:style-name="P37">Third Party Content</text:p>
            <text:p text:style-name="P36">The Content includes items that have been sourced from third parties as set out below. If you did not receive this Content directly from the Eclipse Foundation, the following is provided for informational purposes only, and you should look to the Redistributor’s license for terms and conditions of use.</text:p>
            <text:p text:style-name="P36"/>
            <text:p text:style-name="P37">OSGi Materials</text:p>
            <text:p text:style-name="P36"/>
            <text:p text:style-name="P38">All files in the following sub-directories (and their sub-directories):</text:p>
            <text:list xml:id="list32485024" text:style-name="L3">
              <text:list-item>
                <text:p text:style-name="P57">org/osgi </text:p>
              </text:list-item>
            </text:list>
            <text:p text:style-name="Text_20_body">and the following files (which may not be present in all cases):</text:p>
            <text:list xml:id="list32481346" text:style-name="L4">
              <text:list-item>
                <text:p text:style-name="P61">osgi/ee.foundation.jar </text:p>
              </text:list-item>
              <text:list-item>
                <text:p text:style-name="P58">osgi/ee.minimum.jar </text:p>
              </text:list-item>
            </text:list>
            <text:p text:style-name="P36"/>
            <text:p text:style-name="P36">shall be defined as the "OSGi Materials." The OSGi Materials are:</text:p>
            <text:p text:style-name="P36"/>
            <text:p text:style-name="P36"><text:s text:c="4"/>Copyright (c) 2000, 2005</text:p>
            <text:p text:style-name="P36"/>
            <text:p text:style-name="P36"><text:s text:c="4"/>OSGi Alliance Bishop Ranch 6</text:p>
            <text:p text:style-name="P36"><text:s text:c="4"/>2400 Camino Ramon, Suite 375</text:p>
            <text:p text:style-name="P36"><text:s text:c="4"/>San Ramon, CA 94583 USA</text:p>
            <text:p text:style-name="P36"/>
            <text:p text:style-name="P36"><text:s text:c="4"/>All Rights Reserved. </text:p>
            <text:p text:style-name="P36"/>
            <text:p text:style-name="P36">The OSGi Materials are provided to you under the terms and conditions of the Eclipse Public License Version 1.0 ("EPL"). For purposes of the EPL, "Program" will mean the OSGi Materials.</text:p>
            <text:p text:style-name="P36"/>
            <text:p text:style-name="P36">Implementation of certain elements of the OSGi Materials may be subject to third party intellectual property rights, including without limitation, patent rights (such a third party may or may not be a member of the OSGi Alliance). The OSGi Alliance and its members are not responsible and shall not be held responsible in any manner for identifying or failing to identify any or all such third party intellectual property rights.</text:p>
            <text:p text:style-name="P36"/>
            <text:p text:style-name="P40">OSGi™ is a trademark, registered trademark, or service mark of The OSGi Alliance in the US and other countries. Java is a trademark, registered trademark, or service mark of Sun Microsystems, Inc. in the US and other countries. All other trademarks, registered trademarks, or service marks used in the Content are the property of their respective owners and are hereby recognized. Java and all Java-based trademarks and logos are trademarks or registered trademarks of Sun Microsystems, Inc. in the United States and other countries. </text:p>
          </table:table-cell>
        </table:table-row>
        <table:table-row>
          <table:table-cell table:style-name="Table2.A2" office:value-type="string">
            <text:p text:style-name="P43"><text:bookmark-start text:name="_postgresql-drivers"/><text:a xlink:type="simple" xlink:href="http://jdbc.postgresql.org/"><text:span text:style-name="Internet_20_link"><text:span text:style-name="T14">postgresql (drivers)</text:span></text:span></text:a><text:bookmark-end text:name="_postgresql-drivers"/></text:p>
            <text:p text:style-name="P25">The PostgreSQL JDBC driver is distributed under the BSD license, same as the server. The simplest explanation of <text:s/>the licensing terms is that you can do whatever you want with the product and source code as long as you don't <text:s/>claim you wrote it or sue us. You should give it a read though, it's only half a page.</text:p>
            <text:p text:style-name="P25"/>
            <text:p text:style-name="P25">Copyright (c) 1997-2005, PostgreSQL Global Development Group <text:s/>All rights reserved.</text:p>
            <text:p text:style-name="P25"/>
            <text:p text:style-name="P25">Redistribution and use in source and binary forms, with or without <text:s/>modification, are permitted provided that the following conditions are met:</text:p>
            <text:p text:style-name="P25"/>
            <text:list xml:id="list32491663" text:style-name="L5">
              <text:list-item>
                <text:p text:style-name="P51">Redistributions of source code must retain the above copyright notice, <text:s/>this list of conditions and the following disclaimer. <text:s/></text:p>
              </text:list-item>
              <text:list-item>
                <text:p text:style-name="P51">Redistributions in binary form must reproduce the above copyright notice, <text:s/>this list of conditions and the following disclaimer in the documentation <text:s/>and/or other materials provided with the distribution. <text:s/></text:p>
              </text:list-item>
              <text:list-item>
                <text:p text:style-name="P51">Neither the name of the PostgreSQL Global Development Group nor the names <text:s/>of its contributors may be used to endorse or promote products derived <text:s/>from this software without specific prior written permission.</text:p>
              </text:list-item>
            </text:list>
            <text:p text:style-name="P25"/>
            <text:p text:style-name="P25">THIS SOFTWARE IS PROVIDED BY THE COPYRIGHT HOLDERS AND CONTRIBUTORS "AS IS" <text:s/>AND ANY EXPRESS OR IMPLIED WARRANTIES, INCLUDING, BUT NOT LIMITED TO, THE <text:s/>IMPLIED WARRANTIES OF MERCHANTABILITY AND FITNESS FOR A PARTICULAR PURPOSE <text:s/>ARE <text:soft-page-break/>DISCLAIMED. IN NO EVENT SHALL THE COPYRIGHT OWNER OR CONTRIBUTORS BE <text:s/>LIABLE FOR ANY DIRECT, INDIRECT, INCIDENTAL, SPECIAL, EXEMPLARY, OR <text:s/>CONSEQUENTIAL DAMAGES (INCLUDING, BUT NOT LIMITED TO, PROCUREMENT OF <text:s/>SUBSTITUTE GOODS OR SERVICES; LOSS OF USE, DATA, OR PROFITS; OR BUSINESS <text:s/>INTERRUPTION) HOWEVER CAUSED AND ON ANY THEORY OF LIABILITY, WHETHER IN <text:s/>CONTRACT, STRICT LIABILITY, OR TORT (INCLUDING NEGLIGENCE OR OTHERWISE) <text:s/>ARISING IN ANY WAY OUT OF THE USE OF THIS SOFTWARE, EVEN IF ADVISED OF THE <text:s/>POSSIBILITY OF SUCH DAMAGE. </text:p>
            <text:p text:style-name="P25"> </text:p>
          </table:table-cell>
        </table:table-row>
        <table:table-row>
          <table:table-cell table:style-name="Table2.A2" office:value-type="string">
            <text:p text:style-name="P43"><text:bookmark-start text:name="_prefuse"/><text:a xlink:type="simple" xlink:href="http://www.prefuse.org/"><text:span text:style-name="T9">prefuse</text:span></text:a><text:bookmark-end text:name="_prefuse"/></text:p>
            <text:p text:style-name="P25">Copyright (c) 2004-2006 Regents of the University of California.</text:p>
            <text:p text:style-name="P25">All rights reserved.</text:p>
            <text:p text:style-name="P25"/>
            <text:p text:style-name="P25">Redistribution and use in source and binary forms, with or without</text:p>
            <text:p text:style-name="P25">modification, are permitted provided that the following conditions</text:p>
            <text:p text:style-name="P25">are met:</text:p>
            <text:p text:style-name="P25"/>
            <text:p text:style-name="P25">1. Redistributions of source code must retain the above copyright</text:p>
            <text:p text:style-name="P25">notice, this list of conditions and the following disclaimer.</text:p>
            <text:p text:style-name="P25"/>
            <text:p text:style-name="P25">2. Redistributions in binary form must reproduce the above copyright</text:p>
            <text:p text:style-name="P25">notice, this list of conditions and the following disclaimer in the</text:p>
            <text:p text:style-name="P25">documentation and/or other materials provided with the distribution.</text:p>
            <text:p text:style-name="P25"/>
            <text:p text:style-name="P25">3. <text:s/>Neither the name of the University nor the names of its contributors</text:p>
            <text:p text:style-name="P25">may be used to endorse or promote products derived from this software</text:p>
            <text:p text:style-name="P25">without specific prior written permission.</text:p>
            <text:p text:style-name="P25"/>
            <text:p text:style-name="P25">THIS SOFTWARE IS PROVIDED BY THE REGENTS AND CONTRIBUTORS ``AS IS'' AND</text:p>
            <text:p text:style-name="P25">ANY EXPRESS OR IMPLIED WARRANTIES, INCLUDING, BUT NOT LIMITED TO, THE</text:p>
            <text:p text:style-name="P25">IMPLIED WARRANTIES OF MERCHANTABILITY AND FITNESS FOR A PARTICULAR PURPOSE</text:p>
            <text:p text:style-name="P25">ARE DISCLAIMED. <text:s/>IN NO EVENT SHALL THE REGENTS OR CONTRIBUTORS BE LIABLE</text:p>
            <text:p text:style-name="P25">FOR ANY DIRECT, INDIRECT, INCIDENTAL, SPECIAL, EXEMPLARY, OR CONSEQUENTIAL</text:p>
            <text:p text:style-name="P25">DAMAGES (INCLUDING, BUT NOT LIMITED TO, PROCUREMENT OF SUBSTITUTE GOODS</text:p>
            <text:p text:style-name="P25">OR SERVICES; LOSS OF USE, DATA, OR PROFITS; OR BUSINESS INTERRUPTION)</text:p>
            <text:p text:style-name="P25">HOWEVER CAUSED AND ON ANY THEORY OF LIABILITY, WHETHER IN CONTRACT, STRICT</text:p>
            <text:p text:style-name="P25">LIABILITY, OR TORT (INCLUDING NEGLIGENCE OR OTHERWISE) ARISING IN ANY WAY</text:p>
            <text:p text:style-name="P25">OUT OF THE USE OF THIS SOFTWARE, EVEN IF ADVISED OF THE POSSIBILITY OF</text:p>
            <text:p text:style-name="P25">SUCH DAMAGE.</text:p>
          </table:table-cell>
        </table:table-row>
        <table:table-row>
          <table:table-cell table:style-name="Table2.A2" office:value-type="string">
            <text:p text:style-name="P43"><text:bookmark-start text:name="_protege"/><text:a xlink:type="simple" xlink:href="http://protege.stanford.edu/"><text:span text:style-name="Internet_20_link"><text:span text:style-name="T14">protege, protege-owl</text:span></text:span></text:a><text:bookmark-end text:name="_protege"/></text:p>
            <text:p text:style-name="P25"> Mozilla Public License Version 1.1</text:p>
            <text:p text:style-name="P25"/>
            <text:p text:style-name="P25">1. Definitions. <text:s/>1.0.1. "Commercial Use" <text:s/>means distribution or otherwise making the Covered Code available to a third party.</text:p>
            <text:p text:style-name="P25"/>
            <text:p text:style-name="P25">1.1. "Contributor" <text:s/>means each entity that creates or contributes to the creation of Modifications.</text:p>
            <text:p text:style-name="P25"/>
            <text:p text:style-name="P25">1.2. "Contributor Version" <text:s/>means the combination of the Original Code, prior Modifications used by a Contributor, and the Modifications <text:s/>made by that particular Contributor.</text:p>
            <text:p text:style-name="P25"/>
            <text:p text:style-name="P25">1.3. "Covered Code" <text:s/>means the Original Code or Modifications or the combination of the Original Code and Modifications, in each <text:s/>case including portions thereof.</text:p>
            <text:p text:style-name="P25"/>
            <text:p text:style-name="P25">1.4. "Electronic Distribution Mechanism" <text:s/>means a mechanism generally accepted in the software development community for the electronic transfer of <text:s/>data.</text:p>
            <text:p text:style-name="P25"/>
            <text:p text:style-name="P25">1.5. "Executable" <text:s/>means Covered Code in any form other than Source Code.</text:p>
            <text:p text:style-name="P25"/>
            <text:p text:style-name="P25"><text:soft-page-break/>1.6. "Initial Developer" <text:s/>means the individual or entity identified as the Initial Developer in the Source Code notice required by Exhibit A.</text:p>
            <text:p text:style-name="P25"/>
            <text:p text:style-name="P25">1.7. "Larger Work" <text:s/>means a work which combines Covered Code or portions thereof with code not governed by the terms of this <text:s/>License.</text:p>
            <text:p text:style-name="P25"/>
            <text:p text:style-name="P25">1.8. "License" <text:s/>means this document. <text:s/>1.8.1. "Licensable" <text:s/>means having the right to grant, to the maximum extent possible, whether at the time of the initial grant or <text:s/>subsequently acquired, any and all of the rights conveyed herein.</text:p>
            <text:p text:style-name="P25"/>
            <text:p text:style-name="P25">1.9. "Modifications" <text:s/>means any addition to or deletion from the substance or structure of either the Original Code or any previous <text:s/>Modifications. When Covered Code is released as a series of files, a Modification is: 1. Any addition to or deletion from the contents of a file containing Original Code or previous Modifications. <text:s/>2. Any new file that contains any part of the Original Code or previous Modifications.</text:p>
            <text:p text:style-name="P25"/>
            <text:p text:style-name="P25">1.10. "Original Code" <text:s/>means Source Code of computer software code which is described in the Source Code notice required by Exhibit <text:s/>A as Original Code, and which, at the time of its release under this License is not already Covered Code governed <text:s/>by this License. <text:s/>1.10.1. "Patent Claims" <text:s/>means any patent claim(s), now owned or hereafter acquired, including without limitation, method, process, and <text:s/>apparatus claims, in any patent Licensable by grantor.</text:p>
            <text:p text:style-name="P25"/>
            <text:p text:style-name="P25">1.11. "Source Code" <text:s/>means the preferred form of the Covered Code for making modifications to it, including all modules it contains, <text:s/>plus any associated interface definition files, scripts used to control compilation and installation of an Executable, or <text:s/>source code differential comparisons against either the Original Code or another well known, available Covered <text:s/>Code of the Contributor's choice. The Source Code can be in a compressed or archival form, provided the <text:s/>appropriate decompression or de-archiving software is widely available for no charge.</text:p>
            <text:p text:style-name="P25"/>
            <text:p text:style-name="P25">1.12. "You" (or "Your") <text:s/>means an individual or a legal entity exercising rights under, and complying with all of the terms of, this License <text:s/>or a future version of this License issued under Section 6.1. For legal entities, "You" includes any entity which <text:s/>controls, is controlled by, or is under common control with You. For purposes of this definition, "control" means (a) <text:s/>the power, direct or indirect, to cause the direction or management of such entity, whether by contract or otherwise, <text:s/>or (b) ownership of more than fifty percent (50%) of the outstanding shares or beneficial ownership of such entity.</text:p>
            <text:p text:style-name="P25"/>
            <text:p text:style-name="P25">2. Source Code License. <text:s/>2.1. The Initial Developer Grant. <text:s/>The Initial Developer hereby grants You a world-wide, royalty-free, non-exclusive license, subject to third party <text:s/>intellectual property claims:</text:p>
            <text:p text:style-name="P25"/>
            <text:p text:style-name="P25">1. under intellectual property rights (other than patent or trademark) Licensable by Initial Developer to use, <text:s/>reproduce, modify, display, perform, sublicense and distribute the Original Code (or portions thereof) with or <text:s/>without Modifications, and/or as part of a Larger Work; and <text:s/>2. under Patents Claims infringed by the making, using or selling of Original Code, to make, have made, use, <text:s/>practice, sell, and offer for sale, and/or otherwise dispose of the Original Code (or portions thereof). <text:s/>3. the licenses granted in this Section 2.1 (a) and (b) are effective on the date Initial Developer first distributes <text:s/>Original Code under the terms of this License. <text:s/>4. Notwithstanding Section 2.1 (b) above, no patent license is granted: 1) for code that You delete from the <text:s/>Original Code; 2) separate from the Original Code; or 3) for infringements caused by: i) the modification of the <text:s/>Original Code or ii) the combination of the Original Code with other software or devices.</text:p>
            <text:p text:style-name="P25"/>
            <text:p text:style-name="P25">2.2. Contributor Grant. <text:s/>Subject to third party intellectual property claims, each Contributor hereby grants You a world-wide, royalty-free, <text:s/>non-exclusive license</text:p>
            <text:p text:style-name="P25"/>
            <text:p text:style-name="P25">1. under intellectual property rights (other than patent or trademark) Licensable by Contributor, to use, reproduce, <text:s/>modify, display, perform, sublicense and distribute the Modifications created by such Contributor (or portions <text:s/>thereof) either on an unmodified basis, with other Modifications, as Covered Code and/or as part of a Larger Work; <text:s/>and</text:p>
            <text:p text:style-name="P25">2. under Patent Claims infringed by the making, using, or selling of Modifications made by that Contributor either <text:s/>alone and/or in combination with its Contributor Version (or portions of such combination), to make, use, sell, offer <text:s/>for sale, have made, and/or otherwise dispose of: 1) Modifications made by that Contributor (or portions thereof); <text:s/>and 2) the combination of Modifications made by that Contributor with its Contributor Version (or portions of such <text:s/>combination). <text:s/>3. the licenses granted in Sections 2.2 (a) and 2.2 (b) are effective on the date Contributor first <text:soft-page-break/>makes Commercial <text:s/>Use of the Covered Code. <text:s/>4. Notwithstanding Section 2.2 (b) above, no patent license is granted: 1) for any code that Contributor has deleted <text:s/>from the Contributor Version; 2) separate from the Contributor Version; 3) for infringements caused by: i) third <text:s/>party modifications of Contributor Version or ii) the combination of Modifications made by that Contributor with <text:s/>other software (except as part of the Contributor Version) or other devices; or 4) under Patent Claims infringed by <text:s/>Covered Code in the absence of Modifications made by that Contributor.</text:p>
            <text:p text:style-name="P25"/>
            <text:p text:style-name="P25">3. Distribution Obligations. <text:s/>3.1. Application of License. <text:s/>The Modifications which You create or to which You contribute are governed by the terms of this License, <text:s/>including without limitation Section 2.2. The Source Code version of Covered Code may be distributed only under <text:s/>the terms of this License or a future version of this License released under Section 6.1, and You must include a copy <text:s/>of this License with every copy of the Source Code You distribute. You may not offer or impose any terms on any <text:s/>Source Code version that alters or restricts the applicable version of this License or the recipients' rights hereunder. <text:s/>However, You may include an additional document offering the additional rights described in Section 3.5.</text:p>
            <text:p text:style-name="P25"/>
            <text:p text:style-name="P25">3.2. Availability of Source Code. <text:s/>Any Modification which You create or to which You contribute must be made available in Source Code form under <text:s/>the terms of this License either on the same media as an Executable version or via an accepted Electronic <text:s/>Distribution Mechanism to anyone to whom you made an Executable version available; and if made available via <text:s/>Electronic Distribution Mechanism, must remain available for at least twelve (12) months after the date it initially <text:s/>became available, or at least six (6) months after a subsequent version of that particular Modification has been made <text:s/>available to such recipients. You are responsible for ensuring that the Source Code version remains available even if <text:s/>the Electronic Distribution Mechanism is maintained by a third party.</text:p>
            <text:p text:style-name="P25"/>
            <text:p text:style-name="P25">3.3. Description of Modifications. <text:s/>You must cause all Covered Code to which You contribute to contain a file documenting the changes You made to <text:s/>create that Covered Code and the date of any change. You must include a prominent statement that the Modification <text:s/>is derived, directly or indirectly, from Original Code provided by the Initial Developer and including the name of <text:s/>the Initial Developer in (a) the Source Code, and (b) in any notice in an Executable version or related <text:s/>documentation in which You describe the origin or ownership of the Covered Code.</text:p>
            <text:p text:style-name="P25"/>
            <text:p text:style-name="P25">3.4. Intellectual Property Matters <text:s/>(a) Third Party Claims <text:s/>If Contributor has knowledge that a license under a third party's intellectual property rights is required to exercise <text:s/>the rights granted by such Contributor under Sections 2.1 or 2.2, Contributor must include a text file with the Source <text:s/>Code distribution titled "LEGAL" which describes the claim and the party making the claim in sufficient detail that <text:s/>a recipient will know whom to contact. If Contributor obtains such knowledge after the Modification is made <text:s/>available as described in Section 3.2, Contributor shall promptly modify the LEGAL file in all copies Contributor <text:s/>makes available thereafter and shall take other steps (such as notifying appropriate mailing lists or newsgroups) <text:s/>reasonably calculated to inform those who received the Covered Code that new knowledge has been obtained.</text:p>
            <text:p text:style-name="P25"/>
            <text:p text:style-name="P25">(b) Contributor APIs <text:s/>If Contributor's Modifications include an application programming interface and Contributor has knowledge of <text:s/>patent licenses which are reasonably necessary to implement that API, Contributor must also include this <text:s/>information in the legal file.</text:p>
            <text:p text:style-name="P25"/>
            <text:p text:style-name="P25">(c) Representations. <text:s/>Contributor represents that, except as disclosed pursuant to Section 3.4 (a) above, Contributor believes that <text:s/>Contributor's Modifications are Contributor's original creation(s) and/or Contributor has sufficient rights to grant the <text:s/>rights conveyed by this License.</text:p>
            <text:p text:style-name="P25"/>
            <text:p text:style-name="P25">3.5. Required Notices. <text:s/>You must duplicate the notice in Exhibit A in each file of the Source Code. If it is not possible to put such notice in <text:s/>a particular Source Code file due to its structure, then You must include such notice in a location (such as a relevant <text:s/>directory) where a user would be likely to look for such a notice. If You created one or more Modification(s) You <text:s/>may add your name as a Contributor to the notice described in Exhibit A. You must also duplicate this License in <text:s/>any documentation for the Source Code where You describe recipients' rights or ownership rights relating to <text:s/>Covered Code. You may choose to offer, and to charge a fee for, warranty, support, indemnity or liability <text:s/>obligations to one or more recipients of Covered Code. However, You may do so only on Your own behalf, and not <text:s/>on behalf of the Initial Developer or any Contributor. You must make it absolutely clear than any such warranty, <text:s/>support, indemnity or liability obligation is offered by You alone, and You hereby agree to indemnify the Initial <text:s/>Developer and every Contributor for any liability incurred by the Initial Developer or such Contributor as a result of <text:s/>warranty, support, indemnity or liability terms You offer.</text:p>
            <text:p text:style-name="P25"><text:soft-page-break/></text:p>
            <text:p text:style-name="P25">3.6. Distribution of Executable Versions. <text:s/>You may distribute Covered Code in Executable form only if the requirements of Sections 3.1, 3.2, 3.3, 3.4 and 3.5 <text:s/>have been met for that Covered Code, and if You include a notice stating that the Source Code version of the <text:s/>Covered Code is available under the terms of this License, including a description of how and where You have <text:s/>fulfilled the obligations of Section 3.2. The notice must be conspicuously included in any notice in an Executable <text:s/>version, related documentation or collateral in which You describe recipients' rights relating to the Covered Code. <text:s/>You may distribute the Executable version of Covered Code or ownership rights under a license of Your choice, <text:s/>which may contain terms different from this License, provided that You are in compliance with the terms of this <text:s/>License and that the license for the Executable version does not attempt to limit or alter the recipient's rights in the <text:s/>Source Code version from the rights set forth in this License. If You distribute the Executable version under a <text:s/>different license You must make it absolutely clear that any terms which differ from this License are offered by You <text:s/>alone, not by the Initial Developer or any Contributor. You hereby agree to indemnify the Initial Developer and <text:s/>every Contributor for any liability incurred by the Initial Developer or such Contributor as a result of any such <text:s/>terms You offer.</text:p>
            <text:p text:style-name="P25"/>
            <text:p text:style-name="P25">3.7. Larger Works. <text:s/>You may create a Larger Work by combining Covered Code with other code not governed by the terms of this <text:s/>License and distribute the Larger Work as a single product. In such a case, You must make sure the requirements of <text:s/>this License are fulfilled for the Covered Code.</text:p>
            <text:p text:style-name="P25"/>
            <text:p text:style-name="P25">4. Inability to Comply Due to Statute or Regulation. <text:s/>If it is impossible for You to comply with any of the terms of this License with respect to some or all of the Covered <text:s/>Code due to statute, judicial order, or regulation then You must: (a) comply with the terms of this License to the <text:s/>maximum extent possible; and (b) describe the limitations and the code they affect. Such description must be <text:s/>included in the legal file described in Section 3.4 and must be included with all distributions of the Source Code. <text:s/>Except to the extent prohibited by statute or regulation, such description must be sufficiently detailed for a recipient <text:s/>of ordinary skill to be able to understand it.</text:p>
            <text:p text:style-name="P25"/>
            <text:p text:style-name="P25">5. Application of this License. <text:s/>This License applies to code to which the Initial Developer has attached the notice in Exhibit A and to related <text:s/>Covered Code.</text:p>
            <text:p text:style-name="P25"/>
            <text:p text:style-name="P25">6. Versions of the License. <text:s/>6.1. New Versions <text:s/>Netscape Communications Corporation ("Netscape") may publish revised and/or new versions of the License from <text:s/>time to time. Each version will be given a distinguishing version number.</text:p>
            <text:p text:style-name="P25"/>
            <text:p text:style-name="P25">6.2. Effect of New Versions <text:s/>Once Covered Code has been published under a particular version of the License, You may always continue to use <text:s/>it under the terms of that version. You may also choose to use such Covered Code under the terms of any <text:s/>subsequent version of the License published by Netscape. No one other than Netscape has the right to modify the <text:s/>terms applicable to Covered Code created under this License.</text:p>
            <text:p text:style-name="P25"/>
            <text:p text:style-name="P25">6.3. Derivative Works <text:s/>If You create or use a modified version of this License (which you may only do in order to apply it to code which is <text:s/>not already Covered Code governed by this License), You must (a) rename Your license so that the phrases <text:s/>"Mozilla", "MOZILLAPL", "MOZPL", "Netscape", "MPL", "NPL" or any confusingly similar phrase do not appear <text:s/>in your license (except to note that your license differs from this License) and (b) otherwise make it clear that Your <text:s/>version of the license contains terms which differ from the Mozilla Public License and Netscape Public License. <text:s/>(Filling in the name of the Initial Developer, Original Code or Contributor in the notice described in Exhibit A shall <text:s/>not of themselves be deemed to be modifications of this License.)</text:p>
            <text:p text:style-name="P25"/>
            <text:p text:style-name="P25">7. Disclaimer of warranty <text:s/>Covered code is provided under this license on an "as is" basis, without warranty of any kind, either expressed or <text:s/>implied, including, without limitation, warranties that the covered code is free of defects, merchantable, fit for a <text:s/>particular purpose or non-infringing. The entire risk as to the quality and performance of the covered code is with <text:s/>you. Should any covered code prove defective in any respect, you (not the initial developer or any other contributor) <text:s/>assume the cost of any necessary servicing, repair or correction. This disclaimer of warranty constitutes an essential <text:s/>part of this license. No use of any covered code is authorized hereunder except under this disclaimer.</text:p>
            <text:p text:style-name="P25"/>
            <text:p text:style-name="P25">8. Termination</text:p>
            <text:p text:style-name="P25">8.1. This License and the rights granted hereunder will terminate automatically if You fail to comply with terms <text:s/>herein and fail to cure such breach within 30 days of becoming aware of the breach. All sublicenses to the Covered <text:s/>Code which are properly granted shall survive any termination of this License. Provisions which, by their nature, <text:s/>must remain in effect beyond the termination of this License shall survive. </text:p>
            <text:p text:style-name="P25"><text:soft-page-break/></text:p>
            <text:p text:style-name="P25">8.2. If You initiate litigation by asserting a patent infringement claim (excluding declatory judgment actions) <text:s/>against Initial Developer or a Contributor (the Initial Developer or Contributor against whom You file such action is <text:s/>referred to as "Participant") alleging that: <text:s/>1. such Participant's Contributor Version directly or indirectly infringes any patent, then any and all rights granted <text:s/>by such Participant to You under Sections 2.1 and/or 2.2 of this License shall, upon 60 days notice from Participant <text:s/>terminate prospectively, unless if within 60 days after receipt of notice You either: (i) agree in writing to pay <text:s/>Participant a mutually agreeable reasonable royalty for Your past and future use of Modifications made by such <text:s/>Participant, or (ii) withdraw Your litigation claim with respect to the Contributor Version against such Participant. <text:s/>If within 60 days of notice, a reasonable royalty and payment arrangement are not mutually agreed upon in writing <text:s/>by the parties or the litigation claim is not withdrawn, the rights granted by Participant to You under Sections 2.1 <text:s/>and/or 2.2 automatically terminate at the expiration of the 60 day notice period specified above. <text:s/>2. any software, hardware, or device, other than such Participant's Contributor Version, directly or indirectly <text:s/>infringes any patent, then any rights granted to You by such Participant under Sections 2.1(b) and 2.2(b) are <text:s/>revoked effective as of the date You first made, used, sold, distributed, or had made, Modifications made by that <text:s/>Participant.</text:p>
            <text:p text:style-name="P25"/>
            <text:p text:style-name="P25">8.3. If You assert a patent infringement claim against Participant alleging that such Participant's Contributor <text:s/>Version directly or indirectly infringes any patent where such claim is resolved (such as by license or settlement) <text:s/>prior to the initiation of patent infringement litigation, then the reasonable value of the licenses granted by such <text:s/>Participant under Sections 2.1 or 2.2 shall be taken into account in determining the amount or value of any payment <text:s/>or license.</text:p>
            <text:p text:style-name="P25"/>
            <text:p text:style-name="P25">8.4. In the event of termination under Sections 8.1 or 8.2 above, all end user license agreements (excluding <text:s/>distributors and resellers) which have been validly granted by You or any distributor hereunder prior to termination <text:s/>shall survive termination.</text:p>
            <text:p text:style-name="P25"/>
            <text:p text:style-name="P25">9. Limitation of liability <text:s/>Under no circumstances and under no legal theory, whether tort (including negligence), contract, or otherwise, shall <text:s/>you, the initial developer, any other contributor, or any distributor of covered code, or any supplier of any of such <text:s/>parties, be liable to any person for any indirect, special, incidental, or consequential damages of any character <text:s/>including, without limitation, damages for loss of goodwill, work stoppage, computer failure or malfunction, or any <text:s/>and all other commercial damages or losses, even if such party shall have been informed of the possibility of such <text:s/>damages. This limitation of liability shall not apply to liability for death or personal injury resulting from such <text:s/>party's negligence to the extent applicable law prohibits such limitation. Some jurisdictions do not allow the <text:s/>exclusion or limitation of incidental or consequential damages, so this exclusion and limitation may not apply to <text:s/>you.</text:p>
            <text:p text:style-name="P25"/>
            <text:p text:style-name="P25">10. U.S. government end users <text:s/>The Covered Code is a "commercial item," as that term is defined in 48 C.F.R. 2.101 (Oct. 1995), consisting of <text:s/>"commercial computer software" and "commercial computer software documentation," as such terms are used in 48 <text:s/>C.F.R. 12.212 (Sept. 1995). Consistent with 48 C.F.R. 12.212 and 48 C.F.R. 227.7202-1 through 227.7202-4 (June <text:s/>1995), all U.S. Government End Users acquire Covered Code with only those rights set forth herein.</text:p>
            <text:p text:style-name="P25"/>
            <text:p text:style-name="P25">11. Miscellaneous <text:s/>This License represents the complete agreement concerning subject matter hereof. If any provision of this License is <text:s/>held to be unenforceable, such provision shall be reformed only to the extent necessary to make it enforceable. This <text:s/>License shall be governed by California law provisions (except to the extent applicable law, if any, provides <text:s/>otherwise), excluding its conflict-of-law provisions. With respect to disputes in which at least one party is a citizen <text:s/>of, or an entity chartered or registered to do business in the United States of America, any litigation relating to this <text:s/>License shall be subject to the jurisdiction of the Federal Courts of the Northern District of California, with venue <text:s/>lying in Santa Clara County, California, with the losing party responsible for costs, including without limitation, <text:s/>court costs and reasonable attorneys' fees and expenses. The application of the United Nations Convention on <text:s/>Contracts for the International Sale of Goods is expressly excluded. Any law or regulation which provides that the <text:s/>language of a contract shall be construed against the drafter shall not apply to this License.</text:p>
            <text:p text:style-name="P25"/>
            <text:p text:style-name="P25">12. Responsibility for claims <text:s/>As between Initial Developer and the Contributors, each party is responsible for claims and damages arising, <text:s/>directly or indirectly, out of its utilization of rights under this License and You agree to work with Initial Developer <text:s/>and Contributors to distribute such responsibility on an equitable basis. Nothing herein is intended or shall be <text:s/>deemed to constitute any admission of liability.</text:p>
            <text:p text:style-name="P25"/>
            <text:p text:style-name="P25"><text:soft-page-break/>13. Multiple-licensed code <text:s/>Initial Developer may designate portions of the Covered Code as "Multiple-Licensed". "Multiple-Licensed" means that the Initial Developer permits you to utilize portions of the Covered Code under Your choice of the MPL or the alternative licenses, if any, specified by the Initial Developer in the file described in Exhibit A. Exhibit A - Mozilla Public License.</text:p>
            <text:p text:style-name="P25"/>
            <text:p text:style-name="P25">"The contents of this file are subject to the Mozilla Public License Version 1.1 (the "License"); you may not use this file except in compliance with the License. You may obtain a copy of the License at <text:a xlink:type="simple" xlink:href="http://www.mozilla.org/MPL/">http://www.mozilla.org/MPL/</text:a></text:p>
            <text:p text:style-name="P25"/>
            <text:p text:style-name="P25">Software distributed under the License is distributed on an "AS IS" basis, WITHOUT WARRANTY OF ANY KIND, either express or implied. See the License for the specific language governing rights and limitations under the License. The Original Code is ______________________________________.</text:p>
            <text:p text:style-name="P25"/>
            <text:p text:style-name="P25">The Initial Developer of the Original Code is ________________________. Portions created by ______________________ are Copyright (C) ______ _______________________. All Rights Reserved.</text:p>
            <text:p text:style-name="P25"/>
            <text:p text:style-name="P25">Contributor(s): ______________________________________.</text:p>
            <text:p text:style-name="P25"/>
            <text:p text:style-name="P25">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ext:p text:style-name="P25"/>
            <text:p text:style-name="P25">NOTE: The text of this Exhibit A may differ slightly from the text of the notices in the Source Code files of the</text:p>
            <text:p text:style-name="P25"/>
            <text:p text:style-name="P25">Original Code. You should use the text of this Exhibit A rather than the text found in the Original Code Source <text:s/>Code for Your Modifications.</text:p>
            <text:p text:style-name="P25"/>
          </table:table-cell>
        </table:table-row>
        <table:table-row>
          <table:table-cell table:style-name="Table2.A2" office:value-type="string">
            <text:p text:style-name="P43"><text:span text:style-name="Visited_20_Internet_20_Link"><text:span text:style-name="T11">NCI Thesaurus</text:span></text:span><text:span text:style-name="T9"> </text:span></text:p>
            <text:p text:style-name="P43"><text:span text:style-name="T9">This product references and/or includes the NCI THESAURUS</text:span><text:span text:style-name="T2">TM</text:span><text:span text:style-name="T9"> database, subject to a license from the National Cancer Institute. Your use of the NCI THESAURUS database and NCI THESAURUS ontology also is subject to this license, a copy of which is available at </text:span><text:a xlink:type="simple" xlink:href="ftp://ftp1.nci.nih.gov/pub/cacore/EVS/ThesaurusTermsofUse.htm"><text:span text:style-name="Internet_20_link"><text:span text:style-name="T9">ftp1.nci.nih.gov/pub/cacore/EVS/ThesaurusTermsofUse.htm</text:span></text:span></text:a><text:span text:style-name="T9">. The current complete NCI THESAURUS database is available for download at </text:span><text:a xlink:type="simple" xlink:href="ftp://ftp1.nci.nih.gov/pub/cacore/EVS/"><text:span text:style-name="Internet_20_link"><text:span text:style-name="T9">ftp://ftp1.nci.nih.gov/pub/cacore/EVS/</text:span></text:span></text:a><text:span text:style-name="T9">. </text:span></text:p>
            <text:p text:style-name="P8">The NCI THESAURUS DATABASE IS PROVIDED "AS IS." ANY EXPRESS OR IMPLIED WARRANTIES ARE DISCLAIMED, INCLUDING, BUT NOT LIMITED TO, THE IMPLIED WARRANTIES OF MERCHANTABILITY AND FITNESS FOR A PARTICULAR PURPOSE.</text:p>
            <text:p text:style-name="P47"><text:span text:style-name="T9">NCI THESAURUS</text:span><text:span text:style-name="T2">TM</text:span><text:span text:style-name="T9"> is a registered trademark of the National Cancer Institute. </text:span></text:p>
          </table:table-cell>
        </table:table-row>
      </table:table>
      <text:p text:style-name="Stand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2" style:display-name="Heading 2" style:family="paragraph" style:parent-style-name="Standard" style:next-style-name="Text_20_body" style:class="text">
      <style:paragraph-properties fo:margin-top="0.1945in" fo:margin-bottom="0.194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paragraph-properties fo:margin-top="0.1701in" fo:margin-bottom="0.1701in" fo:background-color="transparent" style:shadow="none">
        <style:tab-stops/>
        <style:background-image/>
      </style:paragraph-properties>
      <style:text-properties fo:font-size="13.5pt" fo:font-weight="bold" style:font-size-asian="13.5pt" style:font-weight-asian="bold" style:font-size-complex="13.5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Normal_20__28_Web_29_" style:display-name="Normal (Web)" style:family="paragraph" style:parent-style-name="Standard">
      <style:paragraph-properties fo:margin-top="0.1945in" fo:margin-bottom="0.1945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4z0" style:family="text">
      <style:text-properties style:font-name="Symbol" fo:font-size="10pt" style:font-size-asian="10pt"/>
    </style:style>
    <style:style style:name="WW8Num5z0" style:family="text">
      <style:text-properties style:font-name="Symbol" fo:font-size="10pt" style:font-size-asian="10pt"/>
    </style:style>
    <style:style style:name="WW8Num6z0" style:family="text">
      <style:text-properties style:font-name="Symbol" fo:font-size="10pt" style:font-size-asian="10pt"/>
    </style:style>
    <style:style style:name="WW8Num8z0" style:family="text">
      <style:text-properties style:font-name="Symbol" fo:font-size="10pt" style:font-size-asian="10pt"/>
    </style:style>
    <style:style style:name="WW8Num9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Default_20_Paragraph_20_Font" style:display-name="Default Paragraph Font" style:family="text"/>
    <style:style style:name="Normal_20__28_Web_29__20_Char" style:display-name="Normal (Web)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25in" fo:margin-right="0.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LexGrid Software User Agreement</dc:title>
    <meta:initial-creator>JOHNT1</meta:initial-creator>
    <meta:creation-date>2006-01-17T19:17:00</meta:creation-date>
    <dc:creator>Michael Turk</dc:creator>
    <dc:date>2008-11-14T13:14:56.03</dc:date>
    <meta:editing-cycles>120</meta:editing-cycles>
    <meta:editing-duration>PT14H34M46S</meta:editing-duration>
    <meta:document-statistic meta:table-count="2" meta:image-count="0" meta:object-count="0" meta:page-count="25" meta:paragraph-count="643" meta:word-count="13497" meta:character-count="89752"/>
    <meta:user-defined meta:name="Info 1"/>
    <meta:user-defined meta:name="Info 2"/>
    <meta:user-defined meta:name="Info 3"/>
    <meta:user-defined meta:name="Info 4"/>
  </office:meta>
</office:document-meta>
</file>